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471cm"/>
    </style:style>
    <style:style style:name="co6" style:family="table-column">
      <style:table-column-properties fo:break-before="auto" style:column-width="1.353cm"/>
    </style:style>
    <style:style style:name="co7" style:family="table-column">
      <style:table-column-properties fo:break-before="auto" style:column-width="1.589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2.2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1" style:family="table-cell" style:parent-style-name="Default">
      <style:text-properties style:font-name="Liberation Sans" fo:font-size="10pt" style:font-name-asian="Arial Unicode MS" style:font-size-asian="10pt" style:font-name-complex="Arial Unicode MS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ee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drafte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Rank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man Josi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style-name="ce1" office:value-type="float" office:value="9059000" calcext:value-type="float">
            <text:p>90590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Cale Makar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Victor Hedma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style-name="ce1" office:value-type="float" office:value="7875000" calcext:value-type="float">
            <text:p>78750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Connor McDavid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table:style-name="ce1" office:value-type="float" office:value="12500000" calcext:value-type="float">
            <text:p>1250000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on Matthew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11640250" calcext:value-type="float">
            <text:p>11640250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Leon Draisaitl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cob Markstrom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Adam Fox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ohn Carl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ny Gaudreau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9750000" calcext:value-type="float">
            <text:p>975000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Kirill Kaprizov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ven Stamkos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Tkachuk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 Letang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6100000" calcext:value-type="float">
            <text:p>61000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Rielly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onathan Huberdeau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style-name="ce1" office:value-type="float" office:value="5900000" calcext:value-type="float">
            <text:p>59000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inn Hughe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table:style-name="ce1" office:value-type="float" office:value="7850000" calcext:value-type="float">
            <text:p>78500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Igor Shesterki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style-name="ce1" office:value-type="float" office:value="5666667" calcext:value-type="float">
            <text:p>566666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Kyle Connor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7142857" calcext:value-type="float">
            <text:p>7142857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Ovechki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cy Kuemper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use Saro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rgei Bobrovsky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tchell Marner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10903000" calcext:value-type="float">
            <text:p>1090300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Andrei Vasilevski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T Mille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Duchene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Kreid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Aaron Ekblad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ko Rantane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9250000" calcext:value-type="float">
            <text:p>92500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Frederik Anderse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stan Jarry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ksander Barkov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Devon Toews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4100000" calcext:value-type="float">
            <text:p>41000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Forsberg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ke Guentzel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Elias Lindholm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4850000" calcext:value-type="float">
            <text:p>485000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ck Campbell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rlie McAvoy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Ilya Soroki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Nathan MacKinno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6300000" calcext:value-type="float">
            <text:p>630000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Robertso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DeBrinca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6400000" calcext:value-type="float">
            <text:p>640000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Rasmus Dahli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emi Panari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1642857" calcext:value-type="float">
            <text:p>11642857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k Kane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0500000" calcext:value-type="float">
            <text:p>105000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Fiala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7875000" calcext:value-type="float">
            <text:p>787500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bastian Aho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8460250" calcext:value-type="float">
            <text:p>846025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Shea Theodore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5200000" calcext:value-type="float">
            <text:p>520000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t Burns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5280000" calcext:value-type="float">
            <text:p>52800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David Pastrna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6666667" calcext:value-type="float">
            <text:p>6666667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Hellebuyck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6166666" calcext:value-type="float">
            <text:p>6166666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mir Tarasenk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ayne Gostisbeher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zem Kadri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dney Crosby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8700000" calcext:value-type="float">
            <text:p>87000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Reinhar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Dobs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Talbo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3666667" calcext:value-type="float">
            <text:p>366666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Nylander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6962366" calcext:value-type="float">
            <text:p>6962366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Marchand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6125000" calcext:value-type="float">
            <text:p>612500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DeAngelo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o Meier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atcher Demko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a Zibanejad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Faulk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Roope Hintz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3150000" calcext:value-type="float">
            <text:p>315000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Andre Fleury1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CHI,MIN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Pavelski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ary Werenski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9583333" calcext:value-type="float">
            <text:p>958333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th Jone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Moritz Seider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vel Buchnevich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Tage Thomp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Hanifi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950000" calcext:value-type="float">
            <text:p>49500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Troy Terry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1450000" calcext:value-type="float">
            <text:p>145000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Andersso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4550000" calcext:value-type="float">
            <text:p>455000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s Zuccarello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Tavare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11000000" calcext:value-type="float">
            <text:p>110000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mon Severs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4166666" calcext:value-type="float">
            <text:p>4166666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ordan Kyrou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y Kuznetsov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7800000" calcext:value-type="float">
            <text:p>78000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Pietrangelo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8800000" calcext:value-type="float">
            <text:p>88000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Larki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6100000" calcext:value-type="float">
            <text:p>610000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ias Petters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7350000" calcext:value-type="float">
            <text:p>73500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Klingberg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Scheifele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6125000" calcext:value-type="float">
            <text:p>612500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Bratt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5450000" calcext:value-type="float">
            <text:p>54500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Andrei Svechnikov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50000" calcext:value-type="float">
            <text:p>77500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Ryan Hartma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Evan Bouchard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vis Merzlikins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5400000" calcext:value-type="float">
            <text:p>540000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ert Thomas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y Tkachuk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8205714" calcext:value-type="float">
            <text:p>8205714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Marchessault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ock Nels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 Skinner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Weegar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ke Oetting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rey Krug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Nikita Kucherov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s Hertl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137500" calcext:value-type="float">
            <text:p>8137500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Fowler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Bertuzzi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ayton Kell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7150000" calcext:value-type="float">
            <text:p>715000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lle Husso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Patrice Bergero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ua Norris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7950000" calcext:value-type="float">
            <text:p>795000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Mangiapane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ed Spurgeo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7575000" calcext:value-type="float">
            <text:p>7575000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ko Koskine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Landeskog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Johanse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Duclair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rian Kemp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son Barri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Trouba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Samsonov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Nedeljkovic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Luc Dubois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cob Slavi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5300000" calcext:value-type="float">
            <text:p>5300000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Quick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uvo Teravaine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5400000" calcext:value-type="float">
            <text:p>5400000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y Skjei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remy Swayma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Point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aude Giroux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PHI,FLA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ze Kopitar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Michael Bunting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van Barbashev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ua Morrissey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tek Vanecek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ndler Stephenso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Bjorkstrand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5400000" calcext:value-type="float">
            <text:p>540000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Montour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nus Ullmar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Perro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Trevor Zegras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style-name="ce2"/>
          <table:table-cell office:value-type="string" calcext:value-type="string">
            <text:p>Alex Killor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4450000" calcext:value-type="float">
            <text:p>4450000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stav Forsling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2666667" calcext:value-type="float">
            <text:p>2666667</text:p>
          </table:table-cell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olaj Ehlers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 Burakovsk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 Horvat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Chabo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Mikhail Sergachev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4800000" calcext:value-type="float">
            <text:p>4800000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ck Hughes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k Laine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700000" calcext:value-type="float">
            <text:p>8700000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yan Rust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125000" calcext:value-type="float">
            <text:p>512500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Schmaltz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850000" calcext:value-type="float">
            <text:p>5850000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Schen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Suzuki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875000" calcext:value-type="float">
            <text:p>7875000</text:p>
          </table:table-cell>
          <table:table-cell office:value-type="float" office:value="151" calcext:value-type="float">
            <text:p>1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y Orlov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100000" calcext:value-type="float">
            <text:p>5100000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 Hischie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7250000" calcext:value-type="float">
            <text:p>7250000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ylor Hall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Hyma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Hrone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400000" calcext:value-type="float">
            <text:p>4400000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Tim Stutzle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Karlsson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1500000" calcext:value-type="float">
            <text:p>11500000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Lucas Raymond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59" calcext:value-type="float">
            <text:p>1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Oreilly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Couture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r Verhaeghe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166667" calcext:value-type="float">
            <text:p>4166667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nell Nurs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250000" calcext:value-type="float">
            <text:p>9250000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lip Danault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Giordano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SEA,TO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Shattenkirk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900000" calcext:value-type="float">
            <text:p>3900000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Wheeler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250000" calcext:value-type="float">
            <text:p>8250000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leri Nichushki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6125000" calcext:value-type="float">
            <text:p>6125000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Bennet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425000" calcext:value-type="float">
            <text:p>4425000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ed McCan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ro Heiskane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450000" calcext:value-type="float">
            <text:p>8450000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ce Dun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 Peterse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 Wil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166666" calcext:value-type="float">
            <text:p>5166666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Parayk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in Lehne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ael Granlun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Strom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Eriksson Ek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Forsberg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ew Barzal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Copp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WPG,NYR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5625000" calcext:value-type="float">
            <text:p>5625000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rs Lee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Atkins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5875000" calcext:value-type="float">
            <text:p>5875000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Saad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Segui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9850000" calcext:value-type="float">
            <text:p>9850000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Mathes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4875000" calcext:value-type="float">
            <text:p>4875000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cent Trocheck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5625000" calcext:value-type="float">
            <text:p>5625000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es Reimer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or Garland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950000" calcext:value-type="float">
            <text:p>4950000</text:p>
          </table:table-cell>
          <table:table-cell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stav Nyquist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al Pionk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875000" calcext:value-type="float">
            <text:p>5875000</text:p>
          </table:table-cell>
          <table:table-cell office:value-type="float" office:value="192" calcext:value-type="float">
            <text:p>1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Kylingto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slav Gavrikov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van Provorov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750000" calcext:value-type="float">
            <text:p>6750000</text:p>
          </table:table-cell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Sut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650000" calcext:value-type="float">
            <text:p>3650000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Strome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egor Sharangovich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encer Knigh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99" calcext:value-type="float">
            <text:p>1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Gibson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6400000" calcext:value-type="float">
            <text:p>6400000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ew Doughty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000000" calcext:value-type="float">
            <text:p>11000000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ktor Arvidsso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250000" calcext:value-type="float">
            <text:p>4250000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Olofs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Toffoli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MTL,CGY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250000" calcext:value-type="float">
            <text:p>4250000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anni Gourde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5166666" calcext:value-type="float">
            <text:p>516666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ock Boese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650000" calcext:value-type="float">
            <text:p>6650000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Hagel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CHI,TBL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ugie Hamilt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Sanheim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675000" calcext:value-type="float">
            <text:p>4675000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p Grubauer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5900000" calcext:value-type="float">
            <text:p>5900000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Voracek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8250000" calcext:value-type="float">
            <text:p>8250000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Konecny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no Niederreiter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e Schmidt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5950000" calcext:value-type="float">
            <text:p>5950000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Ekholm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mie Drysdal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Binningto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one Jenn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3750000" calcext:value-type="float">
            <text:p>3750000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ndrej Palat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Roslovic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DeBrus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Cole Caufield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Stastny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Okposo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Marchment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Moor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875000" calcext:value-type="float">
            <text:p>1875000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us Foligno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100000" calcext:value-type="float">
            <text:p>3100000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Eberle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Jeannot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s Brodi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Kerfoot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 Cart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125000" calcext:value-type="float">
            <text:p>3125000</text:p>
          </table:table-cell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ie Ben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i Dadonov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Pesce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4025000" calcext:value-type="float">
            <text:p>4025000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re Carrier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733333" calcext:value-type="float">
            <text:p>733333</text:p>
          </table:table-cell>
          <table:table-cell office:value-type="float" office:value="236" calcext:value-type="float">
            <text:p>2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Ekman Lars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7260000" calcext:value-type="float">
            <text:p>7260000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i Malki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6100000" calcext:value-type="float">
            <text:p>6100000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Lundell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or Shear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Haula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375000" calcext:value-type="float">
            <text:p>2375000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an Rodrigu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es van Riemsdyk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Goligoski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244" calcext:value-type="float">
            <text:p>2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Graves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3166667" calcext:value-type="float">
            <text:p>3166667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opher Tanev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246" calcext:value-type="float">
            <text:p>2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ake Bather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975000" calcext:value-type="float">
            <text:p>4975000</text:p>
          </table:table-cell>
          <table:table-cell office:value-type="float" office:value="247" calcext:value-type="float">
            <text:p>2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ander Kan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125000" calcext:value-type="float">
            <text:p>5125000</text:p>
          </table:table-cell>
          <table:table-cell office:value-type="float" office:value="248" calcext:value-type="float">
            <text:p>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Nugent Hopkins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125000" calcext:value-type="float">
            <text:p>5125000</text:p>
          </table:table-cell>
          <table:table-cell office:value-type="float" office:value="249" calcext:value-type="float">
            <text:p>2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Henriqu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825000" calcext:value-type="float">
            <text:p>5825000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ckard Rakell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ANA,PIT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iler Yamamoto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3100000" calcext:value-type="float">
            <text:p>3100000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ss Colto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125000" calcext:value-type="float">
            <text:p>1125000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Dumba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uel Girard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55" calcext:value-type="float">
            <text:p>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dy Ceci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256" calcext:value-type="float">
            <text:p>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Chiarot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MTL,FLA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 Kesse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58" calcext:value-type="float">
            <text:p>2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Cirelli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4800000" calcext:value-type="float">
            <text:p>4800000</text:p>
          </table:table-cell>
          <table:table-cell office:value-type="float" office:value="259" calcext:value-type="float">
            <text:p>2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rlie Coyle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260" calcext:value-type="float">
            <text:p>2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 Petry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J Brodie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62" calcext:value-type="float">
            <text:p>2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Smith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wson Merce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264" calcext:value-type="float">
            <text:p>2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ey Perr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mpus Lindholm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ANA,BOS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Pelech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5750000" calcext:value-type="float">
            <text:p>5750000</text:p>
          </table:table-cell>
          <table:table-cell office:value-type="float" office:value="267" calcext:value-type="float">
            <text:p>2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ti Raanta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268" calcext:value-type="float">
            <text:p>2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Bailey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69" calcext:value-type="float">
            <text:p>2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erick Gaudreau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Widem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271" calcext:value-type="float">
            <text:p>2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Johnso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72" calcext:value-type="float">
            <text:p>2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Larsso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Seth Jarvis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274" calcext:value-type="float">
            <text:p>2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turi Lehkone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MTL,COL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an Gabriel Pageau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76" calcext:value-type="float">
            <text:p>2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Durzi</text:p>
          </table:table-cell>
          <table:table-cell table:style-name="ce1" office:value-type="string" calcext:value-type="string">
            <text:p>Sam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Bean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2333333" calcext:value-type="float">
            <text:p>2333333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ar Georgiev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279" calcext:value-type="float">
            <text:p>2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Pacioretty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280" calcext:value-type="float">
            <text:p>2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cDonagh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750000" calcext:value-type="float">
            <text:p>6750000</text:p>
          </table:table-cell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Boqvist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2600000" calcext:value-type="float">
            <text:p>2600000</text:p>
          </table:table-cell>
          <table:table-cell office:value-type="float" office:value="282" calcext:value-type="float">
            <text:p>2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y Kulikov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283" calcext:value-type="float">
            <text:p>2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Boldy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284" calcext:value-type="float">
            <text:p>2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illy Smith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wson Crous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4300000" calcext:value-type="float">
            <text:p>4300000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Necas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287" calcext:value-type="float">
            <text:p>2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Roy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288" calcext:value-type="float">
            <text:p>2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Iafallo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89" calcext:value-type="float">
            <text:p>2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sa Lindell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Stralm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Stolarz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Mikheyev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Staal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94" calcext:value-type="float">
            <text:p>2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DeSmith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295" calcext:value-type="float">
            <text:p>2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raig Ander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96" calcext:value-type="float">
            <text:p>2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m Pitlick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IN,MTL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raig Smith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100000" calcext:value-type="float">
            <text:p>3100000</text:p>
          </table:table-cell>
          <table:table-cell office:value-type="float" office:value="298" calcext:value-type="float">
            <text:p>2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Boyd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299" calcext:value-type="float">
            <text:p>2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Grzelcy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687500" calcext:value-type="float">
            <text:p>3687500</text:p>
          </table:table-cell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son Souc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Farabee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02" calcext:value-type="float">
            <text:p>3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vel Zacha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03" calcext:value-type="float">
            <text:p>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Cozen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304" calcext:value-type="float">
            <text:p>3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ael Backlund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350000" calcext:value-type="float">
            <text:p>5350000</text:p>
          </table:table-cell>
          <table:table-cell office:value-type="float" office:value="305" calcext:value-type="float">
            <text:p>3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T Compher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06" calcext:value-type="float">
            <text:p>3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Anders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us Suter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308" calcext:value-type="float">
            <text:p>3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ton Heine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309" calcext:value-type="float">
            <text:p>3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othy Liljegre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310" calcext:value-type="float">
            <text:p>3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te Fabbro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2400000" calcext:value-type="float">
            <text:p>2400000</text:p>
          </table:table-cell>
          <table:table-cell office:value-type="float" office:value="311" calcext:value-type="float">
            <text:p>3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Leddy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DET,ST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312" calcext:value-type="float">
            <text:p>3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Marino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4400000" calcext:value-type="float">
            <text:p>4400000</text:p>
          </table:table-cell>
          <table:table-cell office:value-type="float" office:value="313" calcext:value-type="float">
            <text:p>3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r Hart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979000" calcext:value-type="float">
            <text:p>3979000</text:p>
          </table:table-cell>
          <table:table-cell office:value-type="float" office:value="314" calcext:value-type="float">
            <text:p>3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Tuch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se Puljujarvi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16" calcext:value-type="float">
            <text:p>3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Domi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BJ,CAR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17" calcext:value-type="float">
            <text:p>3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Hoffm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18" calcext:value-type="float">
            <text:p>3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ank Vatrano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FLA,NYR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650000" calcext:value-type="float">
            <text:p>3650000</text:p>
          </table:table-cell>
          <table:table-cell office:value-type="float" office:value="319" calcext:value-type="float">
            <text:p>3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Engvall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Parise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321" calcext:value-type="float">
            <text:p>3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llon Dube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300000" calcext:value-type="float">
            <text:p>2300000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Forment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Alexis Lafreniere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24" calcext:value-type="float">
            <text:p>3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Schultz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25" calcext:value-type="float">
            <text:p>3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em Zub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26" calcext:value-type="float">
            <text:p>3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Wedgewood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NJD,ARI,DAL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327" calcext:value-type="float">
            <text:p>3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Brow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3600000" calcext:value-type="float">
            <text:p>3600000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Barabanov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29" calcext:value-type="float">
            <text:p>3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Toew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0500000" calcext:value-type="float">
            <text:p>10500000</text:p>
          </table:table-cell>
          <table:table-cell office:value-type="float" office:value="330" calcext:value-type="float">
            <text:p>330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akob Chychru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600000" calcext:value-type="float">
            <text:p>4600000</text:p>
          </table:table-cell>
          <table:table-cell office:value-type="float" office:value="331" calcext:value-type="float">
            <text:p>3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Colema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900000" calcext:value-type="float">
            <text:p>4900000</text:p>
          </table:table-cell>
          <table:table-cell office:value-type="float" office:value="332" calcext:value-type="float">
            <text:p>3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Holl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333" calcext:value-type="float">
            <text:p>3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.K. Subb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nny Milan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Pear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336" calcext:value-type="float">
            <text:p>3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as Johnss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337" calcext:value-type="float">
            <text:p>3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Palmieri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38" calcext:value-type="float">
            <text:p>3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Wennberg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39" calcext:value-type="float">
            <text:p>3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Fast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holas Paul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OTT,TB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150000" calcext:value-type="float">
            <text:p>3150000</text:p>
          </table:table-cell>
          <table:table-cell office:value-type="float" office:value="341" calcext:value-type="float">
            <text:p>3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Zadorov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750000" calcext:value-type="float">
            <text:p>3750000</text:p>
          </table:table-cell>
          <table:table-cell office:value-type="float" office:value="342" calcext:value-type="float">
            <text:p>3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McCabe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343" calcext:value-type="float">
            <text:p>3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by Fabbri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344" calcext:value-type="float">
            <text:p>3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Karlsso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5900000" calcext:value-type="float">
            <text:p>5900000</text:p>
          </table:table-cell>
          <table:table-cell office:value-type="float" office:value="345" calcext:value-type="float">
            <text:p>3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Donato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346" calcext:value-type="float">
            <text:p>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k Kubali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Silling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48" calcext:value-type="float">
            <text:p>3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Pulock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6150000" calcext:value-type="float">
            <text:p>6150000</text:p>
          </table:table-cell>
          <table:table-cell office:value-type="float" office:value="349" calcext:value-type="float">
            <text:p>3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Kulak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MTL,EDM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50" calcext:value-type="float">
            <text:p>3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Jense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51" calcext:value-type="float">
            <text:p>3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ndre Mill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52" calcext:value-type="float">
            <text:p>3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rel Vejmelka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725000" calcext:value-type="float">
            <text:p>2725000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Newhook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908333" calcext:value-type="float">
            <text:p>908333</text:p>
          </table:table-cell>
          <table:table-cell office:value-type="float" office:value="354" calcext:value-type="float">
            <text:p>3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Beauvillier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150000" calcext:value-type="float">
            <text:p>4150000</text:p>
          </table:table-cell>
          <table:table-cell office:value-type="float" office:value="355" calcext:value-type="float">
            <text:p>3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clay Goodrow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3641667" calcext:value-type="float">
            <text:p>3641667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slav Namestnikov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DET,DAL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57" calcext:value-type="float">
            <text:p>3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Whitecloud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58" calcext:value-type="float">
            <text:p>3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apo Kahkonen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MIN,SJS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59" calcext:value-type="float">
            <text:p>3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s Tata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ac Lundestrom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361" calcext:value-type="float">
            <text:p>3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 Smith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362" calcext:value-type="float">
            <text:p>3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Dvorak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4450000" calcext:value-type="float">
            <text:p>4450000</text:p>
          </table:table-cell>
          <table:table-cell office:value-type="float" office:value="363" calcext:value-type="float">
            <text:p>3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rs Eller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Grant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365" calcext:value-type="float">
            <text:p>3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Kuraly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66" calcext:value-type="float">
            <text:p>3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Gagner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367" calcext:value-type="float">
            <text:p>3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Roy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3150000" calcext:value-type="float">
            <text:p>3150000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 Merrill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369" calcext:value-type="float">
            <text:p>3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 Tomasino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370" calcext:value-type="float">
            <text:p>3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peri Kapane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200000" calcext:value-type="float">
            <text:p>3200000</text:p>
          </table:table-cell>
          <table:table-cell office:value-type="float" office:value="371" calcext:value-type="float">
            <text:p>3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ncan Keith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en Dill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900000" calcext:value-type="float">
            <text:p>3900000</text:p>
          </table:table-cell>
          <table:table-cell office:value-type="float" office:value="373" calcext:value-type="float">
            <text:p>3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Holde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le Jarnkrok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SEA,CGY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100000" calcext:value-type="float">
            <text:p>2100000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ieu Joseph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TBL,OTT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950000" calcext:value-type="float">
            <text:p>2950000</text:p>
          </table:table-cell>
          <table:table-cell office:value-type="float" office:value="376" calcext:value-type="float">
            <text:p>3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nis Gurianov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900000" calcext:value-type="float">
            <text:p>2900000</text:p>
          </table:table-cell>
          <table:table-cell office:value-type="float" office:value="377" calcext:value-type="float">
            <text:p>3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Evan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Rasmusse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460000" calcext:value-type="float">
            <text:p>1460000</text:p>
          </table:table-cell>
          <table:table-cell office:value-type="float" office:value="379" calcext:value-type="float">
            <text:p>3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Bonin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050000" calcext:value-type="float">
            <text:p>2050000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Brau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,NYR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381" calcext:value-type="float">
            <text:p>3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Fehervar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791667" calcext:value-type="float">
            <text:p>791667</text:p>
          </table:table-cell>
          <table:table-cell office:value-type="float" office:value="382" calcext:value-type="float">
            <text:p>3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myon Varlamov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83" calcext:value-type="float">
            <text:p>3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Haye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7142857" calcext:value-type="float">
            <text:p>7142857</text:p>
          </table:table-cell>
          <table:table-cell office:value-type="float" office:value="384" calcext:value-type="float">
            <text:p>3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ndrej Kase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385" calcext:value-type="float">
            <text:p>3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Edler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Laught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i Kotkaniemi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820000" calcext:value-type="float">
            <text:p>4820000</text:p>
          </table:table-cell>
          <table:table-cell office:value-type="float" office:value="388" calcext:value-type="float">
            <text:p>3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hur Kaliyev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389" calcext:value-type="float">
            <text:p>3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enri Jokiharju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90" calcext:value-type="float">
            <text:p>3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akov Treni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391" calcext:value-type="float">
            <text:p>3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in Hil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175000" calcext:value-type="float">
            <text:p>2175000</text:p>
          </table:table-cell>
          <table:table-cell office:value-type="float" office:value="392" calcext:value-type="float">
            <text:p>3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Alle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875000" calcext:value-type="float">
            <text:p>2875000</text:p>
          </table:table-cell>
          <table:table-cell office:value-type="float" office:value="393" calcext:value-type="float">
            <text:p>3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Blackwoo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394" calcext:value-type="float">
            <text:p>3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Getzlaf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rnet Hathawa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396" calcext:value-type="float">
            <text:p>3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sily Podkolzi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97" calcext:value-type="float">
            <text:p>3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us Pettersso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025175" calcext:value-type="float">
            <text:p>4025175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an Cole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99" calcext:value-type="float">
            <text:p>3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Gudbranson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stin Tokarski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401" calcext:value-type="float">
            <text:p>4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Stone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402" calcext:value-type="float">
            <text:p>4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Eiche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Bowen Byram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404" calcext:value-type="float">
            <text:p>4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 Hornqvis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5300000" calcext:value-type="float">
            <text:p>5300000</text:p>
          </table:table-cell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Gustafs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406" calcext:value-type="float">
            <text:p>4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Mayfield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450000" calcext:value-type="float">
            <text:p>1450000</text:p>
          </table:table-cell>
          <table:table-cell office:value-type="float" office:value="407" calcext:value-type="float">
            <text:p>4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McNabb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850000" calcext:value-type="float">
            <text:p>2850000</text:p>
          </table:table-cell>
          <table:table-cell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Schen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409" calcext:value-type="float">
            <text:p>4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ith Yand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ian Dumouli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100000" calcext:value-type="float">
            <text:p>4100000</text:p>
          </table:table-cell>
          <table:table-cell office:value-type="float" office:value="411" calcext:value-type="float">
            <text:p>4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 Rutta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12" calcext:value-type="float">
            <text:p>4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Jones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413" calcext:value-type="float">
            <text:p>4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us Johans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SEA,WSH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414" calcext:value-type="float">
            <text:p>4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nie Hinostroza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415" calcext:value-type="float">
            <text:p>4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k Maroo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kar Lindblom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417" calcext:value-type="float">
            <text:p>4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arren Foegel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Reilly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19" calcext:value-type="float">
            <text:p>4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Manso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ANA,CO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420" calcext:value-type="float">
            <text:p>4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las Backstrom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9200000" calcext:value-type="float">
            <text:p>9200000</text:p>
          </table:table-cell>
          <table:table-cell office:value-type="float" office:value="421" calcext:value-type="float">
            <text:p>4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stin Brow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Greenway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23" calcext:value-type="float">
            <text:p>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ddy Blueg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424" calcext:value-type="float">
            <text:p>4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c Robinson1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600000" calcext:value-type="float">
            <text:p>1600000</text:p>
          </table:table-cell>
          <table:table-cell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Spezz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Hunt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427" calcext:value-type="float">
            <text:p>4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Wahlstrom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428" calcext:value-type="float">
            <text:p>4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Kampf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429" calcext:value-type="float">
            <text:p>4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Sandi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Savard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431" calcext:value-type="float">
            <text:p>4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Myer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432" calcext:value-type="float">
            <text:p>4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J Oshie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750000" calcext:value-type="float">
            <text:p>5750000</text:p>
          </table:table-cell>
          <table:table-cell office:value-type="float" office:value="433" calcext:value-type="float">
            <text:p>4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Carlo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4100000" calcext:value-type="float">
            <text:p>4100000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Ritchi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TOR,ARI</text:p>
          </table:table-cell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435" calcext:value-type="float">
            <text:p>4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rby Dach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362500" calcext:value-type="float">
            <text:p>3362500</text:p>
          </table:table-cell>
          <table:table-cell office:value-type="float" office:value="436" calcext:value-type="float">
            <text:p>4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Sisson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857143" calcext:value-type="float">
            <text:p>2857143</text:p>
          </table:table-cell>
          <table:table-cell office:value-type="float" office:value="437" calcext:value-type="float">
            <text:p>4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Asplund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438" calcext:value-type="float">
            <text:p>4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etu Luostarinen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Chia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b Jone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441" calcext:value-type="float">
            <text:p>4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Kunin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42" calcext:value-type="float">
            <text:p>4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ie Oleksiak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600000" calcext:value-type="float">
            <text:p>4600000</text:p>
          </table:table-cell>
          <table:table-cell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van Riemsdyk1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Staal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445" calcext:value-type="float">
            <text:p>4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ko Gudas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446" calcext:value-type="float">
            <text:p>4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uel Montembeault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447" calcext:value-type="float">
            <text:p>4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rett Hayto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udolfs Balcers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449" calcext:value-type="float">
            <text:p>4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 Dowd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Janmark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451" calcext:value-type="float">
            <text:p>4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Dahle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is Mos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886667" calcext:value-type="float">
            <text:p>886667</text:p>
          </table:table-cell>
          <table:table-cell office:value-type="float" office:value="453" calcext:value-type="float">
            <text:p>4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ock McGin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54" calcext:value-type="float">
            <text:p>4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Lizott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675000" calcext:value-type="float">
            <text:p>1675000</text:p>
          </table:table-cell>
          <table:table-cell office:value-type="float" office:value="455" calcext:value-type="float">
            <text:p>4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Zadina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825000" calcext:value-type="float">
            <text:p>1825000</text:p>
          </table:table-cell>
          <table:table-cell office:value-type="float" office:value="456" calcext:value-type="float">
            <text:p>4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iel Sprong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SH,SEA</text:p>
          </table:table-cell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Aube Kubel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PHI,COL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458" calcext:value-type="float">
            <text:p>4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eli Tolvane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450000" calcext:value-type="float">
            <text:p>1450000</text:p>
          </table:table-cell>
          <table:table-cell office:value-type="float" office:value="459" calcext:value-type="float">
            <text:p>4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Lowry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460" calcext:value-type="float">
            <text:p>4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Ristolaine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5100000" calcext:value-type="float">
            <text:p>5100000</text:p>
          </table:table-cell>
          <table:table-cell office:value-type="float" office:value="461" calcext:value-type="float">
            <text:p>4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Lindgre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Boqvist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874125" calcext:value-type="float">
            <text:p>874125</text:p>
          </table:table-cell>
          <table:table-cell office:value-type="float" office:value="463" calcext:value-type="float">
            <text:p>4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ylor Raddysh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TBL,CHI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758333" calcext:value-type="float">
            <text:p>758333</text:p>
          </table:table-cell>
          <table:table-cell office:value-type="float" office:value="464" calcext:value-type="float">
            <text:p>4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than Bear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465" calcext:value-type="float">
            <text:p>4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Driedger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466" calcext:value-type="float">
            <text:p>4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Vrana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Mantha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5700000" calcext:value-type="float">
            <text:p>5700000</text:p>
          </table:table-cell>
          <table:table-cell office:value-type="float" office:value="468" calcext:value-type="float">
            <text:p>4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Enni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ian Boy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Oconnor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471" calcext:value-type="float">
            <text:p>4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Rya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472" calcext:value-type="float">
            <text:p>4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Hague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iddleto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SJS,MIN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50000" calcext:value-type="float">
            <text:p>2450000</text:p>
          </table:table-cell>
          <table:table-cell office:value-type="float" office:value="474" calcext:value-type="float">
            <text:p>4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Lyubushki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ARI,TOR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75" calcext:value-type="float">
            <text:p>4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Forbort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76" calcext:value-type="float">
            <text:p>4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Peeke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787500" calcext:value-type="float">
            <text:p>787500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den Schwartz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478" calcext:value-type="float">
            <text:p>4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re Texi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Gallagher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480" calcext:value-type="float">
            <text:p>4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kar Sundqvist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,DET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81" calcext:value-type="float">
            <text:p>4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Gregor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482" calcext:value-type="float">
            <text:p>4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Monah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375000" calcext:value-type="float">
            <text:p>6375000</text:p>
          </table:table-cell>
          <table:table-cell office:value-type="float" office:value="483" calcext:value-type="float">
            <text:p>4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wen Tippett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FLA,PHI</text:p>
          </table:table-cell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484" calcext:value-type="float">
            <text:p>4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Cousins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485" calcext:value-type="float">
            <text:p>4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egan Kolesa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486" calcext:value-type="float">
            <text:p>4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Muzzi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625000" calcext:value-type="float">
            <text:p>5625000</text:p>
          </table:table-cell>
          <table:table-cell office:value-type="float" office:value="487" calcext:value-type="float">
            <text:p>4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lan Lucic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488" calcext:value-type="float">
            <text:p>4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o Scandella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275000" calcext:value-type="float">
            <text:p>3275000</text:p>
          </table:table-cell>
          <table:table-cell office:value-type="float" office:value="489" calcext:value-type="float">
            <text:p>4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Edouard Vlasic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490" calcext:value-type="float">
            <text:p>4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 Daws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850833" calcext:value-type="float">
            <text:p>850833</text:p>
          </table:table-cell>
          <table:table-cell office:value-type="float" office:value="491" calcext:value-type="float">
            <text:p>4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Greiss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492" calcext:value-type="float">
            <text:p>4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Rask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IN,SEA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in Mill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850000" calcext:value-type="float">
            <text:p>1850000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in Blackwell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SEA,TO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495" calcext:value-type="float">
            <text:p>4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Chytil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300000" calcext:value-type="float">
            <text:p>2300000</text:p>
          </table:table-cell>
          <table:table-cell office:value-type="float" office:value="496" calcext:value-type="float">
            <text:p>4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Carrick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497" calcext:value-type="float">
            <text:p>4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cLeod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ary Sanfor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OTT,WPG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499" calcext:value-type="float">
            <text:p>4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Bastia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SEA,NJD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io Ferrar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501" calcext:value-type="float">
            <text:p>5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deno Char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d Ruhwedel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03" calcext:value-type="float">
            <text:p>5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Lankine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04" calcext:value-type="float">
            <text:p>5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Del Zotto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05" calcext:value-type="float">
            <text:p>5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Howde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06" calcext:value-type="float">
            <text:p>5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yton Kreb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VGK,BUF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507" calcext:value-type="float">
            <text:p>5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Amadio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TOR,VG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508" calcext:value-type="float">
            <text:p>5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Carrie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509" calcext:value-type="float">
            <text:p>5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Applet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SEA,WPG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166667" calcext:value-type="float">
            <text:p>2166667</text:p>
          </table:table-cell>
          <table:table-cell office:value-type="float" office:value="510" calcext:value-type="float">
            <text:p>5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Geekie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511" calcext:value-type="float">
            <text:p>5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 Sturm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MIN,CO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512" calcext:value-type="float">
            <text:p>5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Peterso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513" calcext:value-type="float">
            <text:p>5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Edouard Bellemare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514" calcext:value-type="float">
            <text:p>5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o Mikkola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900000" calcext:value-type="float">
            <text:p>1900000</text:p>
          </table:table-cell>
          <table:table-cell office:value-type="float" office:value="515" calcext:value-type="float">
            <text:p>5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Hutto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16" calcext:value-type="float">
            <text:p>5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Coghla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517" calcext:value-type="float">
            <text:p>5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s Siegenthale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125000" calcext:value-type="float">
            <text:p>1125000</text:p>
          </table:table-cell>
          <table:table-cell office:value-type="float" office:value="518" calcext:value-type="float">
            <text:p>5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Romanov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519" calcext:value-type="float">
            <text:p>5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as Athanasiou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520" calcext:value-type="float">
            <text:p>5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an Lar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,WSH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Stepa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emgus Girgenson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523" calcext:value-type="float">
            <text:p>5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ls Hoglande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891667" calcext:value-type="float">
            <text:p>891667</text:p>
          </table:table-cell>
          <table:table-cell office:value-type="float" office:value="524" calcext:value-type="float">
            <text:p>5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Brannstrom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525" calcext:value-type="float">
            <text:p>5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son Jost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COL,MI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526" calcext:value-type="float">
            <text:p>5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sin Mayo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527" calcext:value-type="float">
            <text:p>5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i Hakanpa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28" calcext:value-type="float">
            <text:p>5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ick Brassard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,EDM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Galchenyuk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Lomberg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31" calcext:value-type="float">
            <text:p>5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p Kurashev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32" calcext:value-type="float">
            <text:p>5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cMichael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533" calcext:value-type="float">
            <text:p>5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Cernak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950000" calcext:value-type="float">
            <text:p>2950000</text:p>
          </table:table-cell>
          <table:table-cell office:value-type="float" office:value="534" calcext:value-type="float">
            <text:p>5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Stanley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535" calcext:value-type="float">
            <text:p>5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stav Lindstrom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36" calcext:value-type="float">
            <text:p>5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Pysy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37" calcext:value-type="float">
            <text:p>5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DeMelo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538" calcext:value-type="float">
            <text:p>5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Droui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539" calcext:value-type="float">
            <text:p>5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ob Silfverberg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bastian Aho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460250" calcext:value-type="float">
            <text:p>8460250</text:p>
          </table:table-cell>
          <table:table-cell office:value-type="float" office:value="541" calcext:value-type="float">
            <text:p>5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Radulov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nt Frederic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543" calcext:value-type="float">
            <text:p>5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Poehling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44" calcext:value-type="float">
            <text:p>5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Steel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545" calcext:value-type="float">
            <text:p>5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y Svechnikov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46" calcext:value-type="float">
            <text:p>5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McLeo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75000" calcext:value-type="float">
            <text:p>975000</text:p>
          </table:table-cell>
          <table:table-cell office:value-type="float" office:value="547" calcext:value-type="float">
            <text:p>5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Wat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Stillma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549" calcext:value-type="float">
            <text:p>5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Cizikas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550" calcext:value-type="float">
            <text:p>5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Mittelstadt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551" calcext:value-type="float">
            <text:p>5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effer Bellows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552" calcext:value-type="float">
            <text:p>5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apo Kakko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100000" calcext:value-type="float">
            <text:p>2100000</text:p>
          </table:table-cell>
          <table:table-cell office:value-type="float" office:value="553" calcext:value-type="float">
            <text:p>5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Zuck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554" calcext:value-type="float">
            <text:p>5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k Kassia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200000" calcext:value-type="float">
            <text:p>3200000</text:p>
          </table:table-cell>
          <table:table-cell office:value-type="float" office:value="555" calcext:value-type="float">
            <text:p>5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an Kuka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Ern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100000" calcext:value-type="float">
            <text:p>2100000</text:p>
          </table:table-cell>
          <table:table-cell office:value-type="float" office:value="557" calcext:value-type="float">
            <text:p>5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Glendening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58" calcext:value-type="float">
            <text:p>5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Tanev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Danforth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975000" calcext:value-type="float">
            <text:p>975000</text:p>
          </table:table-cell>
          <table:table-cell office:value-type="float" office:value="560" calcext:value-type="float">
            <text:p>5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onas Donskoi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900000" calcext:value-type="float">
            <text:p>3900000</text:p>
          </table:table-cell>
          <table:table-cell office:value-type="float" office:value="561" calcext:value-type="float">
            <text:p>5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l Grundstrom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562" calcext:value-type="float">
            <text:p>5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Tierney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63" calcext:value-type="float">
            <text:p>5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en Schneid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564" calcext:value-type="float">
            <text:p>5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ek Faks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565" calcext:value-type="float">
            <text:p>5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Hamonic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VAN,OTT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566" calcext:value-type="float">
            <text:p>5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tis Laza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567" calcext:value-type="float">
            <text:p>5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Zaitsev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568" calcext:value-type="float">
            <text:p>5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urphy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4400000" calcext:value-type="float">
            <text:p>4400000</text:p>
          </table:table-cell>
          <table:table-cell office:value-type="float" office:value="569" calcext:value-type="float">
            <text:p>5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Couturier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7750000" calcext:value-type="float">
            <text:p>7750000</text:p>
          </table:table-cell>
          <table:table-cell office:value-type="float" office:value="570" calcext:value-type="float">
            <text:p>5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York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571" calcext:value-type="float">
            <text:p>5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erry Mayhew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,ANA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ne Kuokkan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Niet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74" calcext:value-type="float">
            <text:p>5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Velen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yden Hunt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576" calcext:value-type="float">
            <text:p>5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immy Vesey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Duhaime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78" calcext:value-type="float">
            <text:p>5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Raff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Walma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,DET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580" calcext:value-type="float">
            <text:p>5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ime Comtois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037500" calcext:value-type="float">
            <text:p>2037500</text:p>
          </table:table-cell>
          <table:table-cell office:value-type="float" office:value="581" calcext:value-type="float">
            <text:p>5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le Clague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LAK,MTL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82" calcext:value-type="float">
            <text:p>5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ui Erik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Mott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,NY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ren Helm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585" calcext:value-type="float">
            <text:p>5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Lewis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86" calcext:value-type="float">
            <text:p>5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ho Lammikk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ny DeKeyse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Benning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Clifto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590" calcext:value-type="float">
            <text:p>5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y Gree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im Mami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Frost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93" calcext:value-type="float">
            <text:p>5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McCarro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94" calcext:value-type="float">
            <text:p>5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Lemieux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595" calcext:value-type="float">
            <text:p>5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 Clutterbuck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596" calcext:value-type="float">
            <text:p>5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Martinook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597" calcext:value-type="float">
            <text:p>5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Sheaha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598" calcext:value-type="float">
            <text:p>5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egor Chinakhov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599" calcext:value-type="float">
            <text:p>5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cas Carlsson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ayne Simmond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601" calcext:value-type="float">
            <text:p>6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ven Lorentz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602" calcext:value-type="float">
            <text:p>6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 Toninato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03" calcext:value-type="float">
            <text:p>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Deslaurier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ANA,MIN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604" calcext:value-type="float">
            <text:p>6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Bry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850000" calcext:value-type="float">
            <text:p>1850000</text:p>
          </table:table-cell>
          <table:table-cell office:value-type="float" office:value="605" calcext:value-type="float">
            <text:p>6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Walker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06" calcext:value-type="float">
            <text:p>6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 Russel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Samuels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608" calcext:value-type="float">
            <text:p>6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Carls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09" calcext:value-type="float">
            <text:p>6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Armia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610" calcext:value-type="float">
            <text:p>6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Bjugstad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611" calcext:value-type="float">
            <text:p>6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s Nose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612" calcext:value-type="float">
            <text:p>6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Aston-Rees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,ANA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Cogliano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SJS,CO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614" calcext:value-type="float">
            <text:p>6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apobianco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15" calcext:value-type="float">
            <text:p>6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Smith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616" calcext:value-type="float">
            <text:p>6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sen Harkins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17" calcext:value-type="float">
            <text:p>6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 Foote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18" calcext:value-type="float">
            <text:p>6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vin de Ha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c Martinez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620" calcext:value-type="float">
            <text:p>6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ker Kelly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21" calcext:value-type="float">
            <text:p>6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Gaudette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CHI,OTT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22" calcext:value-type="float">
            <text:p>6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Ladd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623" calcext:value-type="float">
            <text:p>6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Bogosia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24" calcext:value-type="float">
            <text:p>6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ert Hagg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BUF,FLA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25" calcext:value-type="float">
            <text:p>6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Joh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626" calcext:value-type="float">
            <text:p>6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Spenc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820000" calcext:value-type="float">
            <text:p>820000</text:p>
          </table:table-cell>
          <table:table-cell office:value-type="float" office:value="627" calcext:value-type="float">
            <text:p>6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Lafferty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PIT,CH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50000" calcext:value-type="float">
            <text:p>1150000</text:p>
          </table:table-cell>
          <table:table-cell office:value-type="float" office:value="628" calcext:value-type="float">
            <text:p>6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Kupari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629" calcext:value-type="float">
            <text:p>6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 Borg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 Butch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31" calcext:value-type="float">
            <text:p>6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Rooney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632" calcext:value-type="float">
            <text:p>6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Reaves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633" calcext:value-type="float">
            <text:p>6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cob Megn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34" calcext:value-type="float">
            <text:p>6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Oesterl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635" calcext:value-type="float">
            <text:p>6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y Ander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mil Bemstrom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637" calcext:value-type="float">
            <text:p>6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l Hageli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638" calcext:value-type="float">
            <text:p>6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Highmore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39" calcext:value-type="float">
            <text:p>6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Entwistle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40" calcext:value-type="float">
            <text:p>6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ie Ben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1" calcext:value-type="float">
            <text:p>6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Mahura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2" calcext:value-type="float">
            <text:p>6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li Maatt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le Rose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44" calcext:value-type="float">
            <text:p>6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urent Dauphi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5" calcext:value-type="float">
            <text:p>6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Reedy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646" calcext:value-type="float">
            <text:p>6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vin Shor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47" calcext:value-type="float">
            <text:p>6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per Weatherby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648" calcext:value-type="float">
            <text:p>6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Pezzetta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9" calcext:value-type="float">
            <text:p>6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vin Bayreuth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50" calcext:value-type="float">
            <text:p>6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k Sim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,ANA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Dickin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650000" calcext:value-type="float">
            <text:p>2650000</text:p>
          </table:table-cell>
          <table:table-cell office:value-type="float" office:value="652" calcext:value-type="float">
            <text:p>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dy Eaki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Meloche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654" calcext:value-type="float">
            <text:p>6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Dermott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TOR,V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655" calcext:value-type="float">
            <text:p>6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bias Bjornfot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656" calcext:value-type="float">
            <text:p>6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k Nemeth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657" calcext:value-type="float">
            <text:p>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remy Lauzo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SEA,NSH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658" calcext:value-type="float">
            <text:p>6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Ruzicka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ni Lettieri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60" calcext:value-type="float">
            <text:p>6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Thornt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Brow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62" calcext:value-type="float">
            <text:p>6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Edmunds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663" calcext:value-type="float">
            <text:p>6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inton Byfield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664" calcext:value-type="float">
            <text:p>6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Bozak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Foligno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800000" calcext:value-type="float">
            <text:p>3800000</text:p>
          </table:table-cell>
          <table:table-cell office:value-type="float" office:value="666" calcext:value-type="float">
            <text:p>6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Fisch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25875" calcext:value-type="float">
            <text:p>1125875</text:p>
          </table:table-cell>
          <table:table-cell office:value-type="float" office:value="667" calcext:value-type="float">
            <text:p>6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Carpent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CHI,CGY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68" calcext:value-type="float">
            <text:p>6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Cate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669" calcext:value-type="float">
            <text:p>6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Sto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ey Schuenem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1" calcext:value-type="float">
            <text:p>6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Dinee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2" calcext:value-type="float">
            <text:p>6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Mete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3" calcext:value-type="float">
            <text:p>6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Hanley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4" calcext:value-type="float">
            <text:p>6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in White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675" calcext:value-type="float">
            <text:p>6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ieu Perreault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Dzingel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ARI,SJS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7" calcext:value-type="float">
            <text:p>6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rson Kuhlma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BOS,SEA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678" calcext:value-type="float">
            <text:p>6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lim Kosti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9" calcext:value-type="float">
            <text:p>6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k Brow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80" calcext:value-type="float">
            <text:p>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j Sustr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TBL,ANA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81" calcext:value-type="float">
            <text:p>6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erkley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682" calcext:value-type="float">
            <text:p>6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rs Bjork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600000" calcext:value-type="float">
            <text:p>1600000</text:p>
          </table:table-cell>
          <table:table-cell office:value-type="float" office:value="683" calcext:value-type="float">
            <text:p>6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ert Bortuzz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684" calcext:value-type="float">
            <text:p>684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Matthew Beniers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97500" calcext:value-type="float">
            <text:p>897500</text:p>
          </table:table-cell>
          <table:table-cell office:value-type="float" office:value="685" calcext:value-type="float">
            <text:p>6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i Nik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Perunovich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87" calcext:value-type="float">
            <text:p>6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Vilardi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688" calcext:value-type="float">
            <text:p>6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iaksei Protas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689" calcext:value-type="float">
            <text:p>6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Gaunce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90" calcext:value-type="float">
            <text:p>6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ho Vaakanainen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BOS,ANA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91" calcext:value-type="float">
            <text:p>6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Richard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GY,VAN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Fitzgerald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93" calcext:value-type="float">
            <text:p>6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ine Rousse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k MacEw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Brow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,BOS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rtis MacDermid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987500" calcext:value-type="float">
            <text:p>987500</text:p>
          </table:table-cell>
          <table:table-cell office:value-type="float" office:value="697" calcext:value-type="float">
            <text:p>6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Elli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698" calcext:value-type="float">
            <text:p>6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Snivel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99" calcext:value-type="float">
            <text:p>6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bian Zetterlun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0" calcext:value-type="float">
            <text:p>7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el Acciari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701" calcext:value-type="float">
            <text:p>7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Blidh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2" calcext:value-type="float">
            <text:p>7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kota Joshua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703" calcext:value-type="float">
            <text:p>7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Byr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704" calcext:value-type="float">
            <text:p>7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in Salo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05" calcext:value-type="float">
            <text:p>7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Friedma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706" calcext:value-type="float">
            <text:p>7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ivani Smith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7" calcext:value-type="float">
            <text:p>7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enrik Borgstrom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8" calcext:value-type="float">
            <text:p>7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Burrough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9" calcext:value-type="float">
            <text:p>7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mon Benoit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10" calcext:value-type="float">
            <text:p>7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lle Heinola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11" calcext:value-type="float">
            <text:p>7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le Lind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712" calcext:value-type="float">
            <text:p>7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Samberg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ssi Thom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14" calcext:value-type="float">
            <text:p>7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Carcon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15" calcext:value-type="float">
            <text:p>7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Joh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716" calcext:value-type="float">
            <text:p>7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n Addiso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717" calcext:value-type="float">
            <text:p>7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nnie Attard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718" calcext:value-type="float">
            <text:p>7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r Rown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Lagesso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EDM,MTL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20" calcext:value-type="float">
            <text:p>7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Willma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21" calcext:value-type="float">
            <text:p>7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lien Gauthi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22" calcext:value-type="float">
            <text:p>7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ris Katchouk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TBL,CHI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8333" calcext:value-type="float">
            <text:p>758333</text:p>
          </table:table-cell>
          <table:table-cell office:value-type="float" office:value="723" calcext:value-type="float">
            <text:p>7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ydn Fleur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24" calcext:value-type="float">
            <text:p>7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Gambrell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725" calcext:value-type="float">
            <text:p>7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Marti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726" calcext:value-type="float">
            <text:p>7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Czarni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NYI,SEA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27" calcext:value-type="float">
            <text:p>7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Perfetti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728" calcext:value-type="float">
            <text:p>7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Barre Boulet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SEA,TBL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8333" calcext:value-type="float">
            <text:p>758333</text:p>
          </table:table-cell>
          <table:table-cell office:value-type="float" office:value="729" calcext:value-type="float">
            <text:p>7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gory Hofman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Labanc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725000" calcext:value-type="float">
            <text:p>4725000</text:p>
          </table:table-cell>
          <table:table-cell office:value-type="float" office:value="731" calcext:value-type="float">
            <text:p>7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lan Patrick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732" calcext:value-type="float">
            <text:p>7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Luff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33" calcext:value-type="float">
            <text:p>7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Irwi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34" calcext:value-type="float">
            <text:p>7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Bahl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735" calcext:value-type="float">
            <text:p>7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ss Johnst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736" calcext:value-type="float">
            <text:p>7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Perlin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Lea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738" calcext:value-type="float">
            <text:p>7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ls Lundkvist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39" calcext:value-type="float">
            <text:p>7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pe Myers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550000" calcext:value-type="float">
            <text:p>2550000</text:p>
          </table:table-cell>
          <table:table-cell office:value-type="float" office:value="740" calcext:value-type="float">
            <text:p>7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j Seker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Harley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42" calcext:value-type="float">
            <text:p>7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sha Chmelevsk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Owen Power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16667" calcext:value-type="float">
            <text:p>916667</text:p>
          </table:table-cell>
          <table:table-cell office:value-type="float" office:value="744" calcext:value-type="float">
            <text:p>7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rick Pouliot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,SEA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im Zohorna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46" calcext:value-type="float">
            <text:p>7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Murray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47" calcext:value-type="float">
            <text:p>7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kar Stee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48" calcext:value-type="float">
            <text:p>7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Novak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49" calcext:value-type="float">
            <text:p>7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ew Oconno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50" calcext:value-type="float">
            <text:p>7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later Koekkoek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51" calcext:value-type="float">
            <text:p>7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s Rondbjerg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6667" calcext:value-type="float">
            <text:p>766667</text:p>
          </table:table-cell>
          <table:table-cell office:value-type="float" office:value="752" calcext:value-type="float">
            <text:p>7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Dewar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53" calcext:value-type="float">
            <text:p>7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Beaulie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Whit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55" calcext:value-type="float">
            <text:p>7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rey Viel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56" calcext:value-type="float">
            <text:p>7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Leschyshy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6667" calcext:value-type="float">
            <text:p>766667</text:p>
          </table:table-cell>
          <table:table-cell office:value-type="float" office:value="757" calcext:value-type="float">
            <text:p>7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Kivirant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758" calcext:value-type="float">
            <text:p>7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urray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59" calcext:value-type="float">
            <text:p>7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Borowiecki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760" calcext:value-type="float">
            <text:p>7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lan Foote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61" calcext:value-type="float">
            <text:p>7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Blankenburg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762" calcext:value-type="float">
            <text:p>7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se Ylone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763" calcext:value-type="float">
            <text:p>7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ake Caggiula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64" calcext:value-type="float">
            <text:p>7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Jankowski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65" calcext:value-type="float">
            <text:p>7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ias Maccelli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53333" calcext:value-type="float">
            <text:p>853333</text:p>
          </table:table-cell>
          <table:table-cell office:value-type="float" office:value="766" calcext:value-type="float">
            <text:p>7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uddy Robi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67" calcext:value-type="float">
            <text:p>7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Barr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NYR,WPG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68" calcext:value-type="float">
            <text:p>7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ese Joh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69" calcext:value-type="float">
            <text:p>7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Sceviou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 Broberg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71" calcext:value-type="float">
            <text:p>7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g McKegg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72" calcext:value-type="float">
            <text:p>7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oy Stech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DET,LAK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773" calcext:value-type="float">
            <text:p>7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Ritchi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slav Kolyachonok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775" calcext:value-type="float">
            <text:p>7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Connaut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FLA,PHI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76" calcext:value-type="float">
            <text:p>7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cker Poolma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777" calcext:value-type="float">
            <text:p>7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Seeler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778" calcext:value-type="float">
            <text:p>7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Sgarbossa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79" calcext:value-type="float">
            <text:p>7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Smith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780" calcext:value-type="float">
            <text:p>7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Tenny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Zboril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37500" calcext:value-type="float">
            <text:p>1137500</text:p>
          </table:table-cell>
          <table:table-cell office:value-type="float" office:value="782" calcext:value-type="float">
            <text:p>7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nnis Cholowski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WSH,SEA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83" calcext:value-type="float">
            <text:p>7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McLaughli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784" calcext:value-type="float">
            <text:p>7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Kastelic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21667" calcext:value-type="float">
            <text:p>821667</text:p>
          </table:table-cell>
          <table:table-cell office:value-type="float" office:value="785" calcext:value-type="float">
            <text:p>7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tchell Stephen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86" calcext:value-type="float">
            <text:p>7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tu Ruotsalain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es Neal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len Chatfield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89" calcext:value-type="float">
            <text:p>7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Dowling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0" calcext:value-type="float">
            <text:p>7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xel Jonsson Fjallb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1" calcext:value-type="float">
            <text:p>7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Pitlick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CGY,MT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ian Studenic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NJD,DAL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3" calcext:value-type="float">
            <text:p>7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jhar Khaira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75000" calcext:value-type="float">
            <text:p>975000</text:p>
          </table:table-cell>
          <table:table-cell office:value-type="float" office:value="794" calcext:value-type="float">
            <text:p>7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Hayde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5" calcext:value-type="float">
            <text:p>7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Bordeleau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16667" calcext:value-type="float">
            <text:p>916667</text:p>
          </table:table-cell>
          <table:table-cell office:value-type="float" office:value="796" calcext:value-type="float">
            <text:p>7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aac Ratcliffe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13750" calcext:value-type="float">
            <text:p>813750</text:p>
          </table:table-cell>
          <table:table-cell office:value-type="float" office:value="797" calcext:value-type="float">
            <text:p>7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Okhotiuk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798" calcext:value-type="float">
            <text:p>798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Mason McTavish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799" calcext:value-type="float">
            <text:p>7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McBai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800" calcext:value-type="float">
            <text:p>8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Barr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COL,MTL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01" calcext:value-type="float">
            <text:p>8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eldon Drie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02" calcext:value-type="float">
            <text:p>8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ro Hiros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803" calcext:value-type="float">
            <text:p>8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 Jenik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Wolani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BUF,LAK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05" calcext:value-type="float">
            <text:p>8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g Patery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Kiersted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Turris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lifford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STL,TOR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09" calcext:value-type="float">
            <text:p>8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l Kempn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10" calcext:value-type="float">
            <text:p>8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Vlasic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16667" calcext:value-type="float">
            <text:p>916667</text:p>
          </table:table-cell>
          <table:table-cell office:value-type="float" office:value="811" calcext:value-type="float">
            <text:p>8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Brook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MTL,VGK,WPG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12" calcext:value-type="float">
            <text:p>8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am O'Bri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tian Vesalain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im Simek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815" calcext:value-type="float">
            <text:p>8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Drury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16" calcext:value-type="float">
            <text:p>8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l Dahlstrom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17" calcext:value-type="float">
            <text:p>8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yden Hodgs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818" calcext:value-type="float">
            <text:p>8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Eklund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819" calcext:value-type="float">
            <text:p>8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Leiv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0" calcext:value-type="float">
            <text:p>8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nus Hogberg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1" calcext:value-type="float">
            <text:p>8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bby Brink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22" calcext:value-type="float">
            <text:p>8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Frk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3" calcext:value-type="float">
            <text:p>8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Merkl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remy Davie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5" calcext:value-type="float">
            <text:p>8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Walker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650000" calcext:value-type="float">
            <text:p>2650000</text:p>
          </table:table-cell>
          <table:table-cell office:value-type="float" office:value="826" calcext:value-type="float">
            <text:p>8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my Blai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Cotte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0000" calcext:value-type="float">
            <text:p>760000</text:p>
          </table:table-cell>
          <table:table-cell office:value-type="float" office:value="828" calcext:value-type="float">
            <text:p>8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Juulse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9" calcext:value-type="float">
            <text:p>8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Strand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30" calcext:value-type="float">
            <text:p>8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son Mey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31" calcext:value-type="float">
            <text:p>8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uso Valimaki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50000" calcext:value-type="float">
            <text:p>1550000</text:p>
          </table:table-cell>
          <table:table-cell office:value-type="float" office:value="832" calcext:value-type="float">
            <text:p>8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nteri Hatakk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50833" calcext:value-type="float">
            <text:p>850833</text:p>
          </table:table-cell>
          <table:table-cell office:value-type="float" office:value="833" calcext:value-type="float">
            <text:p>8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Shaw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oit Olivier Groulx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22500" calcext:value-type="float">
            <text:p>822500</text:p>
          </table:table-cell>
          <table:table-cell office:value-type="float" office:value="835" calcext:value-type="float">
            <text:p>8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 Jon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overar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37" calcext:value-type="float">
            <text:p>8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e Thomp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Nash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PG,TBL,ARI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ey Toropchenk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40" calcext:value-type="float">
            <text:p>8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h Gadjovich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41" calcext:value-type="float">
            <text:p>8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Quin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842" calcext:value-type="float">
            <text:p>8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y Fix Wolansky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43" calcext:value-type="float">
            <text:p>8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nt Johnson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44" calcext:value-type="float">
            <text:p>8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Damiani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03333" calcext:value-type="float">
            <text:p>803333</text:p>
          </table:table-cell>
          <table:table-cell office:value-type="float" office:value="845" calcext:value-type="float">
            <text:p>8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Malon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46" calcext:value-type="float">
            <text:p>8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than Prow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J Greer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48" calcext:value-type="float">
            <text:p>8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Neighbours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35833" calcext:value-type="float">
            <text:p>835833</text:p>
          </table:table-cell>
          <table:table-cell office:value-type="float" office:value="849" calcext:value-type="float">
            <text:p>8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Studnicka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50" calcext:value-type="float">
            <text:p>8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efer Sherwoo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1" calcext:value-type="float">
            <text:p>8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Ahca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2" calcext:value-type="float">
            <text:p>8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tian Reichel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853" calcext:value-type="float">
            <text:p>8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son Megna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4" calcext:value-type="float">
            <text:p>8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red Tinordi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855" calcext:value-type="float">
            <text:p>8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Leonar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6" calcext:value-type="float">
            <text:p>8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Kero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7" calcext:value-type="float">
            <text:p>8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Christians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as Andersso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9" calcext:value-type="float">
            <text:p>8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Harri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860" calcext:value-type="float">
            <text:p>8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ny Brodzinski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61" calcext:value-type="float">
            <text:p>8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Benso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62" calcext:value-type="float">
            <text:p>8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c Regula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66667" calcext:value-type="float">
            <text:p>866667</text:p>
          </table:table-cell>
          <table:table-cell office:value-type="float" office:value="863" calcext:value-type="float">
            <text:p>8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ant Hutt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864" calcext:value-type="float">
            <text:p>8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 Beag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us Nutivaar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866" calcext:value-type="float">
            <text:p>8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Poturalski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67" calcext:value-type="float">
            <text:p>8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cas Johanse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68" calcext:value-type="float">
            <text:p>8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illy Walsh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69" calcext:value-type="float">
            <text:p>8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mir Tkachev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rrett Pil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1" calcext:value-type="float">
            <text:p>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riscuolo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2" calcext:value-type="float">
            <text:p>8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ackey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12500" calcext:value-type="float">
            <text:p>912500</text:p>
          </table:table-cell>
          <table:table-cell office:value-type="float" office:value="873" calcext:value-type="float">
            <text:p>8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Sabouri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4" calcext:value-type="float">
            <text:p>8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kondji Imama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5" calcext:value-type="float">
            <text:p>8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tto Koivula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876" calcext:value-type="float">
            <text:p>8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fael Harvey Pinard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877" calcext:value-type="float">
            <text:p>8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Holtz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878" calcext:value-type="float">
            <text:p>8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uso Riikol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Meyers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12500" calcext:value-type="float">
            <text:p>912500</text:p>
          </table:table-cell>
          <table:table-cell office:value-type="float" office:value="880" calcext:value-type="float">
            <text:p>8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Comea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y Andreoff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82" calcext:value-type="float">
            <text:p>8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Lars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83" calcext:value-type="float">
            <text:p>8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as Vejdem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per Bjorkqvist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Norlinder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59167" calcext:value-type="float">
            <text:p>859167</text:p>
          </table:table-cell>
          <table:table-cell office:value-type="float" office:value="886" calcext:value-type="float">
            <text:p>8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endrix Lapierre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887" calcext:value-type="float">
            <text:p>8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Moor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625000" calcext:value-type="float">
            <text:p>1625000</text:p>
          </table:table-cell>
          <table:table-cell office:value-type="float" office:value="888" calcext:value-type="float">
            <text:p>8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Harringt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MacEacher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90" calcext:value-type="float">
            <text:p>8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Frode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91" calcext:value-type="float">
            <text:p>8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an Mitchell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92" calcext:value-type="float">
            <text:p>8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Bernard Docker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93" calcext:value-type="float">
            <text:p>8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tteri Lindbohm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 Pet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holas Abruzzes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Tufte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97" calcext:value-type="float">
            <text:p>8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Fortier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91667" calcext:value-type="float">
            <text:p>791667</text:p>
          </table:table-cell>
          <table:table-cell office:value-type="float" office:value="898" calcext:value-type="float">
            <text:p>8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holas Robertso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96667" calcext:value-type="float">
            <text:p>796667</text:p>
          </table:table-cell>
          <table:table-cell office:value-type="float" office:value="899" calcext:value-type="float">
            <text:p>8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Hardma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iil Miromanov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01" calcext:value-type="float">
            <text:p>9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son Cate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902" calcext:value-type="float">
            <text:p>9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dric Paquett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ck Malensty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04" calcext:value-type="float">
            <text:p>9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e Pederso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05" calcext:value-type="float">
            <text:p>9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bor Hajek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06" calcext:value-type="float">
            <text:p>9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Harpu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us Niemelaine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08" calcext:value-type="float">
            <text:p>9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eph Cramarossa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09" calcext:value-type="float">
            <text:p>9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oper Marody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10" calcext:value-type="float">
            <text:p>9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ltteri Puustine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911" calcext:value-type="float">
            <text:p>9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emel Smith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12" calcext:value-type="float">
            <text:p>9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rik Karlstrom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13" calcext:value-type="float">
            <text:p>9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den Halbgewach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Beckma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915" calcext:value-type="float">
            <text:p>9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Steeve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34167" calcext:value-type="float">
            <text:p>834167</text:p>
          </table:table-cell>
          <table:table-cell office:value-type="float" office:value="916" calcext:value-type="float">
            <text:p>9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chard Panik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75000" calcext:value-type="float">
            <text:p>1375000</text:p>
          </table:table-cell>
          <table:table-cell office:value-type="float" office:value="917" calcext:value-type="float">
            <text:p>9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Peca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18" calcext:value-type="float">
            <text:p>9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ny O'Reg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Sikura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0" calcext:value-type="float">
            <text:p>9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ane Pinto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921" calcext:value-type="float">
            <text:p>9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ksi Heponiemi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2" calcext:value-type="float">
            <text:p>9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Archibald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923" calcext:value-type="float">
            <text:p>9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dy Glas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74125" calcext:value-type="float">
            <text:p>874125</text:p>
          </table:table-cell>
          <table:table-cell office:value-type="float" office:value="924" calcext:value-type="float">
            <text:p>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Connoll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ark Bishop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6" calcext:value-type="float">
            <text:p>9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ieu Olivi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7" calcext:value-type="float">
            <text:p>9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as Reichel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928" calcext:value-type="float">
            <text:p>9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ij Jaski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iah Slavi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930" calcext:value-type="float">
            <text:p>9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Bieg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o Komarov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Hick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 Dalpe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34" calcext:value-type="float">
            <text:p>9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Witkowski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35" calcext:value-type="float">
            <text:p>9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Agozzin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936" calcext:value-type="float">
            <text:p>9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Wagner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937" calcext:value-type="float">
            <text:p>9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Belzile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38" calcext:value-type="float">
            <text:p>9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McCormick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39" calcext:value-type="float">
            <text:p>9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rik Clae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j Tynan1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7500" calcext:value-type="float">
            <text:p>787500</text:p>
          </table:table-cell>
          <table:table-cell office:value-type="float" office:value="941" calcext:value-type="float">
            <text:p>9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ven Fogarty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2" calcext:value-type="float">
            <text:p>9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Ra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cco Grimald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ven Baertsch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fan Noese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6" calcext:value-type="float">
            <text:p>9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th Griffith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7" calcext:value-type="float">
            <text:p>9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ner Elso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8" calcext:value-type="float">
            <text:p>9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rtis Gabrie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fan Mattea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LaDue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51" calcext:value-type="float">
            <text:p>9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Barb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52" calcext:value-type="float">
            <text:p>9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Lewingt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udson Fasching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54" calcext:value-type="float">
            <text:p>9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Geertse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55" calcext:value-type="float">
            <text:p>9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les Woo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200000" calcext:value-type="float">
            <text:p>3200000</text:p>
          </table:table-cell>
          <table:table-cell office:value-type="float" office:value="956" calcext:value-type="float">
            <text:p>9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mi Eli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llon Heatheringt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58" calcext:value-type="float">
            <text:p>9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Bail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dison Bowey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0" calcext:value-type="float">
            <text:p>9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erik Gauthie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kota Mermis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2" calcext:value-type="float">
            <text:p>9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Baddock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3" calcext:value-type="float">
            <text:p>9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Dal Col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acInni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se De Leo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66" calcext:value-type="float">
            <text:p>9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Poganski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7" calcext:value-type="float">
            <text:p>9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J Suess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968" calcext:value-type="float">
            <text:p>9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Angell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9" calcext:value-type="float">
            <text:p>9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ren Raddysh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70" calcext:value-type="float">
            <text:p>9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Guh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lenn Gawdin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72" calcext:value-type="float">
            <text:p>9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illaume Briseboi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73" calcext:value-type="float">
            <text:p>9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Speer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Senyshy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se Pearso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17831" calcext:value-type="float">
            <text:p>917831</text:p>
          </table:table-cell>
          <table:table-cell office:value-type="float" office:value="976" calcext:value-type="float">
            <text:p>9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Stenlund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77" calcext:value-type="float">
            <text:p>9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Jaro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Seney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79" calcext:value-type="float">
            <text:p>9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le Sherwood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 Renouf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y Anderso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2" calcext:value-type="float">
            <text:p>9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ime Lajoie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3" calcext:value-type="float">
            <text:p>9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ade Allis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5000" calcext:value-type="float">
            <text:p>785000</text:p>
          </table:table-cell>
          <table:table-cell office:value-type="float" office:value="984" calcext:value-type="float">
            <text:p>9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li Juolevi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FLA,DET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5" calcext:value-type="float">
            <text:p>9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 Getting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6" calcext:value-type="float">
            <text:p>9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Lockwood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7" calcext:value-type="float">
            <text:p>9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Jones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95000" calcext:value-type="float">
            <text:p>1295000</text:p>
          </table:table-cell>
          <table:table-cell office:value-type="float" office:value="988" calcext:value-type="float">
            <text:p>9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Bunnaman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9" calcext:value-type="float">
            <text:p>9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Da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0" calcext:value-type="float">
            <text:p>9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acDonald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91" calcext:value-type="float">
            <text:p>9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Grec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Laczynski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93" calcext:value-type="float">
            <text:p>9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hail Maltsev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94" calcext:value-type="float">
            <text:p>9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hett Gardn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5" calcext:value-type="float">
            <text:p>9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Eyssimont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6" calcext:value-type="float">
            <text:p>9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se Priskie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97" calcext:value-type="float">
            <text:p>9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tians Rubins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8" calcext:value-type="float">
            <text:p>9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Shaw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or Timmins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 Fleur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01" calcext:value-type="float">
            <text:p>1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et Anderson Dola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02" calcext:value-type="float">
            <text:p>10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i Samorukov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1003" calcext:value-type="float">
            <text:p>10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Rathbone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1004" calcext:value-type="float">
            <text:p>10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Olivier Joseph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1005" calcext:value-type="float">
            <text:p>10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J Smith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06" calcext:value-type="float">
            <text:p>10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Vecchio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athan Kovacevic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6667" calcext:value-type="float">
            <text:p>766667</text:p>
          </table:table-cell>
          <table:table-cell office:value-type="float" office:value="1008" calcext:value-type="float">
            <text:p>10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Galva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7500" calcext:value-type="float">
            <text:p>867500</text:p>
          </table:table-cell>
          <table:table-cell office:value-type="float" office:value="1009" calcext:value-type="float">
            <text:p>10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Jon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yatt Kalynuk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11" calcext:value-type="float">
            <text:p>10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Tru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y Kea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eldon Rempa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14" calcext:value-type="float">
            <text:p>10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Beaudi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15" calcext:value-type="float">
            <text:p>10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Kaut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16" calcext:value-type="float">
            <text:p>10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Alexeyev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17" calcext:value-type="float">
            <text:p>10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Halland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4167" calcext:value-type="float">
            <text:p>764167</text:p>
          </table:table-cell>
          <table:table-cell office:value-type="float" office:value="1018" calcext:value-type="float">
            <text:p>10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igori Denisenko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19" calcext:value-type="float">
            <text:p>10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po Ranta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20" calcext:value-type="float">
            <text:p>10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 Dellandre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21" calcext:value-type="float">
            <text:p>10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am Foudy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22" calcext:value-type="float">
            <text:p>10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eron Hilli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38333" calcext:value-type="float">
            <text:p>838333</text:p>
          </table:table-cell>
          <table:table-cell office:value-type="float" office:value="1023" calcext:value-type="float">
            <text:p>10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Gros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24" calcext:value-type="float">
            <text:p>1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clan Chisholm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5000" calcext:value-type="float">
            <text:p>815000</text:p>
          </table:table-cell>
          <table:table-cell office:value-type="float" office:value="1025" calcext:value-type="float">
            <text:p>10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unter Drew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93333" calcext:value-type="float">
            <text:p>793333</text:p>
          </table:table-cell>
          <table:table-cell office:value-type="float" office:value="1026" calcext:value-type="float">
            <text:p>10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Gustafss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1027" calcext:value-type="float">
            <text:p>10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or Sokolov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8333" calcext:value-type="float">
            <text:p>818333</text:p>
          </table:table-cell>
          <table:table-cell office:value-type="float" office:value="1028" calcext:value-type="float">
            <text:p>10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Reinhard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3333" calcext:value-type="float">
            <text:p>813333</text:p>
          </table:table-cell>
          <table:table-cell office:value-type="float" office:value="1029" calcext:value-type="float">
            <text:p>10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Pacha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30" calcext:value-type="float">
            <text:p>10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or Zamul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uel Fagemo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1032" calcext:value-type="float">
            <text:p>1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 Lizott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edan Korczak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1034" calcext:value-type="float">
            <text:p>10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Tracey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35" calcext:value-type="float">
            <text:p>10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Turcott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1036" calcext:value-type="float">
            <text:p>10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emi Kniazev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1037" calcext:value-type="float">
            <text:p>10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Soderstrom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38" calcext:value-type="float">
            <text:p>10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vel Dorofeyev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39" calcext:value-type="float">
            <text:p>10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Schwindt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5833" calcext:value-type="float">
            <text:p>855833</text:p>
          </table:table-cell>
          <table:table-cell office:value-type="float" office:value="1040" calcext:value-type="float">
            <text:p>10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ktor Lodi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30000" calcext:value-type="float">
            <text:p>830000</text:p>
          </table:table-cell>
          <table:table-cell office:value-type="float" office:value="1041" calcext:value-type="float">
            <text:p>10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ce Thomps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42" calcext:value-type="float">
            <text:p>10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yce Kindopp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43" calcext:value-type="float">
            <text:p>10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McCartney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3333" calcext:value-type="float">
            <text:p>813333</text:p>
          </table:table-cell>
          <table:table-cell office:value-type="float" office:value="1044" calcext:value-type="float">
            <text:p>10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ary Hay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Biro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46" calcext:value-type="float">
            <text:p>10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Smith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47" calcext:value-type="float">
            <text:p>10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tchell Chaffee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48" calcext:value-type="float">
            <text:p>10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o Rossi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49" calcext:value-type="float">
            <text:p>10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Perreault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50" calcext:value-type="float">
            <text:p>10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J Peterk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aak Phillip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9167" calcext:value-type="float">
            <text:p>859167</text:p>
          </table:table-cell>
          <table:table-cell office:value-type="float" office:value="1052" calcext:value-type="float">
            <text:p>10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Rask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48333" calcext:value-type="float">
            <text:p>848333</text:p>
          </table:table-cell>
          <table:table-cell office:value-type="float" office:value="1053" calcext:value-type="float">
            <text:p>1053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</text:p>
          </table:table-cell>
          <table:table-cell office:value-type="string" calcext:value-type="string">
            <text:p>Juraj Slafkovsky</text:p>
          </table:table-cell>
          <table:table-cell office:value-type="string" calcext:value-type="string">
            <text:p>MTL</text:p>
          </table:table-cell>
          <table:table-cell table:number-columns-repeated="7"/>
          <table:table-cell office:value-type="float" office:value="1054" calcext:value-type="float">
            <text:p>1054</text:p>
          </table:table-cell>
          <table:table-cell table:number-columns-repeated="1008"/>
        </table:table-row>
        <table:table-row table:style-name="ro1" table:number-rows-repeated="1047520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redraf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drafted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Rank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man Josi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style-name="ce1" office:value-type="float" office:value="9059000" calcext:value-type="float">
            <text:p>90590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 Makar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200" calcext:value-type="float">
            <text:p>200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Hedma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style-name="ce1" office:value-type="float" office:value="7875000" calcext:value-type="float">
            <text:p>78750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cDavid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table:style-name="ce1" office:value-type="float" office:value="12500000" calcext:value-type="float">
            <text:p>1250000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on Matthew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table:style-name="ce1" office:value-type="float" office:value="11640250" calcext:value-type="float">
            <text:p>11640250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on Draisaitl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arkstrom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111" calcext:value-type="float">
            <text:p>111</text:p>
          </table:table-cell>
          <table:table-cell office:value-type="float" office:value="45" calcext:value-type="float">
            <text:p>45</text:p>
          </table:table-cell>
          <table:table-cell office:value-type="float" office:value="165" calcext:value-type="float">
            <text:p>165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Fox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Carl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ny Gaudreau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9750000" calcext:value-type="float">
            <text:p>975000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rill Kaprizov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ven Stamkos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Tkachuk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 Letang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6100000" calcext:value-type="float">
            <text:p>61000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Rielly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Huberdeau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table:style-name="ce1" office:value-type="float" office:value="5900000" calcext:value-type="float">
            <text:p>59000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inn Hughe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table:style-name="ce1" office:value-type="float" office:value="7850000" calcext:value-type="float">
            <text:p>78500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gor Shesterki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table:style-name="ce1" office:value-type="float" office:value="5666667" calcext:value-type="float">
            <text:p>5666667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onnor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7142857" calcext:value-type="float">
            <text:p>7142857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Ovechki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cy Kuemper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use Saro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G</text:p>
          </table:table-cell>
          <table:table-cell office:value-type="float" office:value="67" calcext:value-type="float">
            <text:p>67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rgei Bobrovsky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tchell Marner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10903000" calcext:value-type="float">
            <text:p>1090300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i Vasilevski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T Mille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131" calcext:value-type="float">
            <text:p>131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Duchene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Kreid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aron Ekblad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ko Rantane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9250000" calcext:value-type="float">
            <text:p>92500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erik Anderse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stan Jarry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ksander Barkov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von Toews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table:style-name="ce1" office:value-type="float" office:value="4100000" calcext:value-type="float">
            <text:p>41000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Forsberg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Guentzel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ias Lindholm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4850000" calcext:value-type="float">
            <text:p>485000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Campbell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rlie McAvoy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22" calcext:value-type="float">
            <text:p>122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Soroki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MacKinno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6300000" calcext:value-type="float">
            <text:p>630000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Robertso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DeBrinca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6400000" calcext:value-type="float">
            <text:p>640000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Dahli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emi Panari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1642857" calcext:value-type="float">
            <text:p>11642857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k Kane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0500000" calcext:value-type="float">
            <text:p>105000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Fiala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7875000" calcext:value-type="float">
            <text:p>787500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bastian Aho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8460250" calcext:value-type="float">
            <text:p>846025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ea Theodore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5200000" calcext:value-type="float">
            <text:p>520000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t Burns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5280000" calcext:value-type="float">
            <text:p>52800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Pastrna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6666667" calcext:value-type="float">
            <text:p>6666667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Hellebuyck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table:style-name="ce1" office:value-type="float" office:value="6166666" calcext:value-type="float">
            <text:p>6166666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mir Tarasenk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ayne Gostisbeher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zem Kadri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dney Crosby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8700000" calcext:value-type="float">
            <text:p>87000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Reinhar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Dobs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Talbo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table:style-name="ce1" office:value-type="float" office:value="3666667" calcext:value-type="float">
            <text:p>366666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Nylander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6962366" calcext:value-type="float">
            <text:p>6962366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Marchand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6125000" calcext:value-type="float">
            <text:p>612500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DeAngelo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o Meier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atcher Demko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 office:value-type="float" office:value="61" calcext:value-type="float">
            <text:p>6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a Zibanejad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8500000" calcext:value-type="float">
            <text:p>85000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Faulk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10" calcext:value-type="float">
            <text:p>110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ope Hintz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3150000" calcext:value-type="float">
            <text:p>315000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Andre Fleury1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CHI,MIN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109" calcext:value-type="float">
            <text:p>109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Pavelski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ary Werenski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9583333" calcext:value-type="float">
            <text:p>958333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th Jone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itz Seider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vel Buchnevich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ge Thomp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Hanifi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table:style-name="ce1" office:value-type="float" office:value="4950000" calcext:value-type="float">
            <text:p>49500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oy Terry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1450000" calcext:value-type="float">
            <text:p>145000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Andersso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table:style-name="ce1" office:value-type="float" office:value="4550000" calcext:value-type="float">
            <text:p>455000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s Zuccarello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Tavare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11000000" calcext:value-type="float">
            <text:p>110000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mon Severs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style-name="ce1" office:value-type="float" office:value="4166666" calcext:value-type="float">
            <text:p>4166666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Kyrou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y Kuznetsov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102" calcext:value-type="float">
            <text:p>102</text:p>
          </table:table-cell>
          <table:table-cell table:style-name="ce1" office:value-type="float" office:value="7800000" calcext:value-type="float">
            <text:p>78000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Pietrangelo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101" calcext:value-type="float">
            <text:p>101</text:p>
          </table:table-cell>
          <table:table-cell table:style-name="ce1" office:value-type="float" office:value="8800000" calcext:value-type="float">
            <text:p>88000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Larki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6100000" calcext:value-type="float">
            <text:p>610000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ias Petters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7350000" calcext:value-type="float">
            <text:p>73500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Klingberg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Scheifele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6125000" calcext:value-type="float">
            <text:p>612500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Bratt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5450000" calcext:value-type="float">
            <text:p>54500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i Svechnikov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50000" calcext:value-type="float">
            <text:p>77500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Hartma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an Bouchard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lvis Merzlikins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5400000" calcext:value-type="float">
            <text:p>540000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ert Thomas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y Tkachuk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8205714" calcext:value-type="float">
            <text:p>8205714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Marchessault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ock Nels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 Skinner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Weegar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Oetting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rey Krug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Kucherov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101" calcext:value-type="float">
            <text:p>1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s Hertl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137500" calcext:value-type="float">
            <text:p>8137500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Fowler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03" calcext:value-type="float">
            <text:p>1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Bertuzzi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ayton Kell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7150000" calcext:value-type="float">
            <text:p>715000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lle Husso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e Bergero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ua Norris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7950000" calcext:value-type="float">
            <text:p>795000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Mangiapane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ed Spurgeo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7575000" calcext:value-type="float">
            <text:p>7575000</text:p>
          </table:table-cell>
          <table:table-cell office:value-type="float" office:value="110" calcext:value-type="float">
            <text:p>1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ko Koskine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Landeskog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Johanse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13" calcext:value-type="float">
            <text:p>1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Duclair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rian Kemp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son Barri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Trouba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Samsonov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Nedeljkovic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Luc Dubois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120" calcext:value-type="float">
            <text:p>1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cob Slavi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5300000" calcext:value-type="float">
            <text:p>5300000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Quick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122" calcext:value-type="float">
            <text:p>1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uvo Teravaine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5400000" calcext:value-type="float">
            <text:p>5400000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y Skjei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remy Swayma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Point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aude Giroux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PHI,FLA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ze Kopitar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128" calcext:value-type="float">
            <text:p>1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Bunting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van Barbashev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ua Morrissey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tek Vanecek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ndler Stephenso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Bjorkstrand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5400000" calcext:value-type="float">
            <text:p>540000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Montour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nus Ullmar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Perro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Zegras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Killor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4450000" calcext:value-type="float">
            <text:p>4450000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stav Forsling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2666667" calcext:value-type="float">
            <text:p>2666667</text:p>
          </table:table-cell>
          <table:table-cell office:value-type="float" office:value="140" calcext:value-type="float">
            <text:p>1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olaj Ehlers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 Burakovsk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 Horvat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Chabo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hail Sergachev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4800000" calcext:value-type="float">
            <text:p>4800000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Hughes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k Laine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8700000" calcext:value-type="float">
            <text:p>8700000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yan Rust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125000" calcext:value-type="float">
            <text:p>512500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Schmaltz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850000" calcext:value-type="float">
            <text:p>5850000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Schen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Suzuki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7875000" calcext:value-type="float">
            <text:p>7875000</text:p>
          </table:table-cell>
          <table:table-cell office:value-type="float" office:value="151" calcext:value-type="float">
            <text:p>1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y Orlov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5100000" calcext:value-type="float">
            <text:p>5100000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 Hischie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7250000" calcext:value-type="float">
            <text:p>7250000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ylor Hall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Hyma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Hrone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400000" calcext:value-type="float">
            <text:p>4400000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 Stutzle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Karlsson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1500000" calcext:value-type="float">
            <text:p>11500000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cas Raymond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59" calcext:value-type="float">
            <text:p>1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Oreilly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7500000" calcext:value-type="float">
            <text:p>7500000</text:p>
          </table:table-cell>
          <table:table-cell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Couture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8000000" calcext:value-type="float">
            <text:p>8000000</text:p>
          </table:table-cell>
          <table:table-cell office:value-type="float" office:value="161" calcext:value-type="float">
            <text:p>1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r Verhaeghe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166667" calcext:value-type="float">
            <text:p>4166667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nell Nurs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250000" calcext:value-type="float">
            <text:p>9250000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lip Danault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Giordano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SEA,TO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Shattenkirk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900000" calcext:value-type="float">
            <text:p>3900000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Wheeler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250000" calcext:value-type="float">
            <text:p>8250000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leri Nichushki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6125000" calcext:value-type="float">
            <text:p>6125000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Bennet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425000" calcext:value-type="float">
            <text:p>4425000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ed McCan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ro Heiskane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8450000" calcext:value-type="float">
            <text:p>8450000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ce Dun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 Peterse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 Wil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166666" calcext:value-type="float">
            <text:p>5166666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Parayk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in Lehne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ael Granlun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Strom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Eriksson Ek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Forsberg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ew Barzal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Copp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WPG,NYR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5625000" calcext:value-type="float">
            <text:p>5625000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rs Lee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Atkins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5875000" calcext:value-type="float">
            <text:p>5875000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Saad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Segui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9850000" calcext:value-type="float">
            <text:p>9850000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Mathes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4875000" calcext:value-type="float">
            <text:p>4875000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cent Trocheck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5625000" calcext:value-type="float">
            <text:p>5625000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es Reimer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or Garland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950000" calcext:value-type="float">
            <text:p>4950000</text:p>
          </table:table-cell>
          <table:table-cell office:value-type="float" office:value="190" calcext:value-type="float">
            <text:p>1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stav Nyquist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al Pionk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5875000" calcext:value-type="float">
            <text:p>5875000</text:p>
          </table:table-cell>
          <table:table-cell office:value-type="float" office:value="192" calcext:value-type="float">
            <text:p>1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Kylingto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slav Gavrikov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van Provorov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750000" calcext:value-type="float">
            <text:p>6750000</text:p>
          </table:table-cell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Sut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650000" calcext:value-type="float">
            <text:p>3650000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Strome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egor Sharangovich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pencer Knigh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99" calcext:value-type="float">
            <text:p>1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Gibson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6400000" calcext:value-type="float">
            <text:p>6400000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ew Doughty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000000" calcext:value-type="float">
            <text:p>11000000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ktor Arvidsso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250000" calcext:value-type="float">
            <text:p>4250000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Olofs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Toffoli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MTL,CGY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250000" calcext:value-type="float">
            <text:p>4250000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anni Gourde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5166666" calcext:value-type="float">
            <text:p>5166666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ock Boese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650000" calcext:value-type="float">
            <text:p>6650000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Hagel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CHI,TBL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ugie Hamilt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9000000" calcext:value-type="float">
            <text:p>9000000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Sanheim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4675000" calcext:value-type="float">
            <text:p>4675000</text:p>
          </table:table-cell>
          <table:table-cell office:value-type="float" office:value="209" calcext:value-type="float">
            <text:p>2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p Grubauer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5900000" calcext:value-type="float">
            <text:p>5900000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Voracek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8250000" calcext:value-type="float">
            <text:p>8250000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Konecny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no Niederreiter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e Schmidt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5950000" calcext:value-type="float">
            <text:p>5950000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Ekholm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ie Drysdal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Binningto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one Jenn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3750000" calcext:value-type="float">
            <text:p>3750000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ndrej Palat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Roslovic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DeBrus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Caufield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Stastny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Okposo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Marchment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225" calcext:value-type="float">
            <text:p>2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Moor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875000" calcext:value-type="float">
            <text:p>1875000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us Foligno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100000" calcext:value-type="float">
            <text:p>3100000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Eberle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Jeannot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s Brodi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Kerfoot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 Cart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125000" calcext:value-type="float">
            <text:p>3125000</text:p>
          </table:table-cell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ie Ben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i Dadonov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Pesce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4025000" calcext:value-type="float">
            <text:p>4025000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re Carrier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733333" calcext:value-type="float">
            <text:p>733333</text:p>
          </table:table-cell>
          <table:table-cell office:value-type="float" office:value="236" calcext:value-type="float">
            <text:p>2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Ekman Lars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7260000" calcext:value-type="float">
            <text:p>7260000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i Malki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6100000" calcext:value-type="float">
            <text:p>6100000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Lundell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or Shear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Haula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375000" calcext:value-type="float">
            <text:p>2375000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an Rodrigu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es van Riemsdyk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Goligoski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244" calcext:value-type="float">
            <text:p>2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Graves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3166667" calcext:value-type="float">
            <text:p>3166667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opher Tanev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246" calcext:value-type="float">
            <text:p>2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ake Bather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975000" calcext:value-type="float">
            <text:p>4975000</text:p>
          </table:table-cell>
          <table:table-cell office:value-type="float" office:value="247" calcext:value-type="float">
            <text:p>2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ander Kan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125000" calcext:value-type="float">
            <text:p>5125000</text:p>
          </table:table-cell>
          <table:table-cell office:value-type="float" office:value="248" calcext:value-type="float">
            <text:p>2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Nugent Hopkins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125000" calcext:value-type="float">
            <text:p>5125000</text:p>
          </table:table-cell>
          <table:table-cell office:value-type="float" office:value="249" calcext:value-type="float">
            <text:p>2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Henriqu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825000" calcext:value-type="float">
            <text:p>5825000</text:p>
          </table:table-cell>
          <table:table-cell office:value-type="float" office:value="250" calcext:value-type="float">
            <text:p>2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ckard Rakell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ANA,PIT</text:p>
          </table:table-cell>
          <table:table-cell office:value-type="string" calcext:value-type="string">
            <text:p>R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iler Yamamoto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3100000" calcext:value-type="float">
            <text:p>3100000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ss Colto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125000" calcext:value-type="float">
            <text:p>1125000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Dumba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54" calcext:value-type="float">
            <text:p>2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uel Girard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55" calcext:value-type="float">
            <text:p>2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dy Ceci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256" calcext:value-type="float">
            <text:p>2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Chiarot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MTL,FLA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 Kesse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58" calcext:value-type="float">
            <text:p>2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Cirelli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4800000" calcext:value-type="float">
            <text:p>4800000</text:p>
          </table:table-cell>
          <table:table-cell office:value-type="float" office:value="259" calcext:value-type="float">
            <text:p>2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rlie Coyle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260" calcext:value-type="float">
            <text:p>2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 Petry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261" calcext:value-type="float">
            <text:p>2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J Brodie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62" calcext:value-type="float">
            <text:p>2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Smith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wson Merce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264" calcext:value-type="float">
            <text:p>2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ey Perr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mpus Lindholm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ANA,BOS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Pelech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5750000" calcext:value-type="float">
            <text:p>5750000</text:p>
          </table:table-cell>
          <table:table-cell office:value-type="float" office:value="267" calcext:value-type="float">
            <text:p>2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ti Raanta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268" calcext:value-type="float">
            <text:p>2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Bailey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69" calcext:value-type="float">
            <text:p>2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erick Gaudreau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Widem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271" calcext:value-type="float">
            <text:p>2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Johnso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72" calcext:value-type="float">
            <text:p>2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Larsso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th Jarvis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274" calcext:value-type="float">
            <text:p>2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turi Lehkone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MTL,COL</text:p>
          </table:table-cell>
          <table:table-cell office:value-type="string" calcext:value-type="string">
            <text:p>L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an Gabriel Pageau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76" calcext:value-type="float">
            <text:p>2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Durzi</text:p>
          </table:table-cell>
          <table:table-cell table:style-name="ce1" office:value-type="string" calcext:value-type="string">
            <text:p>Sam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Bean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2333333" calcext:value-type="float">
            <text:p>2333333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ar Georgiev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279" calcext:value-type="float">
            <text:p>2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Pacioretty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280" calcext:value-type="float">
            <text:p>2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cDonagh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750000" calcext:value-type="float">
            <text:p>6750000</text:p>
          </table:table-cell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Boqvist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2600000" calcext:value-type="float">
            <text:p>2600000</text:p>
          </table:table-cell>
          <table:table-cell office:value-type="float" office:value="282" calcext:value-type="float">
            <text:p>2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y Kulikov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283" calcext:value-type="float">
            <text:p>2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Boldy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284" calcext:value-type="float">
            <text:p>2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illy Smith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wson Crous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4300000" calcext:value-type="float">
            <text:p>4300000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Necas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287" calcext:value-type="float">
            <text:p>2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Roy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288" calcext:value-type="float">
            <text:p>2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Iafallo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289" calcext:value-type="float">
            <text:p>2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sa Lindell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5800000" calcext:value-type="float">
            <text:p>5800000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Stralm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Stolarz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Mikheyev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Staal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294" calcext:value-type="float">
            <text:p>2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DeSmith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295" calcext:value-type="float">
            <text:p>2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raig Ander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296" calcext:value-type="float">
            <text:p>2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m Pitlick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IN,MTL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raig Smith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100000" calcext:value-type="float">
            <text:p>3100000</text:p>
          </table:table-cell>
          <table:table-cell office:value-type="float" office:value="298" calcext:value-type="float">
            <text:p>2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Boyd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299" calcext:value-type="float">
            <text:p>2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Grzelcy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3687500" calcext:value-type="float">
            <text:p>3687500</text:p>
          </table:table-cell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son Souc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Farabee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02" calcext:value-type="float">
            <text:p>3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vel Zacha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03" calcext:value-type="float">
            <text:p>3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Cozen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304" calcext:value-type="float">
            <text:p>3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ael Backlund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350000" calcext:value-type="float">
            <text:p>5350000</text:p>
          </table:table-cell>
          <table:table-cell office:value-type="float" office:value="305" calcext:value-type="float">
            <text:p>3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T Compher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06" calcext:value-type="float">
            <text:p>3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Anders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us Suter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308" calcext:value-type="float">
            <text:p>3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ton Heine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309" calcext:value-type="float">
            <text:p>3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othy Liljegre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310" calcext:value-type="float">
            <text:p>3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te Fabbro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2400000" calcext:value-type="float">
            <text:p>2400000</text:p>
          </table:table-cell>
          <table:table-cell office:value-type="float" office:value="311" calcext:value-type="float">
            <text:p>3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Leddy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DET,STL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312" calcext:value-type="float">
            <text:p>3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Marino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4400000" calcext:value-type="float">
            <text:p>4400000</text:p>
          </table:table-cell>
          <table:table-cell office:value-type="float" office:value="313" calcext:value-type="float">
            <text:p>3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r Hart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3979000" calcext:value-type="float">
            <text:p>3979000</text:p>
          </table:table-cell>
          <table:table-cell office:value-type="float" office:value="314" calcext:value-type="float">
            <text:p>3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Tuch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750000" calcext:value-type="float">
            <text:p>4750000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se Puljujarvi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16" calcext:value-type="float">
            <text:p>3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Domi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BJ,CAR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17" calcext:value-type="float">
            <text:p>3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Hoffm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18" calcext:value-type="float">
            <text:p>3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ank Vatrano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FLA,NYR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650000" calcext:value-type="float">
            <text:p>3650000</text:p>
          </table:table-cell>
          <table:table-cell office:value-type="float" office:value="319" calcext:value-type="float">
            <text:p>3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Engvall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Parise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321" calcext:value-type="float">
            <text:p>3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llon Dube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300000" calcext:value-type="float">
            <text:p>2300000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Forment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is Lafreniere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24" calcext:value-type="float">
            <text:p>3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Schultz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25" calcext:value-type="float">
            <text:p>3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em Zub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26" calcext:value-type="float">
            <text:p>3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Wedgewood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NJD,ARI,DAL</text:p>
          </table:table-cell>
          <table:table-cell office:value-type="string" calcext:value-type="string">
            <text:p>G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327" calcext:value-type="float">
            <text:p>3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Brow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3600000" calcext:value-type="float">
            <text:p>3600000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Barabanov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29" calcext:value-type="float">
            <text:p>3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Toew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0500000" calcext:value-type="float">
            <text:p>10500000</text:p>
          </table:table-cell>
          <table:table-cell office:value-type="float" office:value="330" calcext:value-type="float">
            <text:p>3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ob Chychru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600000" calcext:value-type="float">
            <text:p>4600000</text:p>
          </table:table-cell>
          <table:table-cell office:value-type="float" office:value="331" calcext:value-type="float">
            <text:p>3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Coleman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900000" calcext:value-type="float">
            <text:p>4900000</text:p>
          </table:table-cell>
          <table:table-cell office:value-type="float" office:value="332" calcext:value-type="float">
            <text:p>3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Holl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333" calcext:value-type="float">
            <text:p>3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.K. Subb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onny Milan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Pear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336" calcext:value-type="float">
            <text:p>3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as Johnss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337" calcext:value-type="float">
            <text:p>3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Palmieri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38" calcext:value-type="float">
            <text:p>3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Wennberg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39" calcext:value-type="float">
            <text:p>3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Fast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holas Paul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OTT,TB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150000" calcext:value-type="float">
            <text:p>3150000</text:p>
          </table:table-cell>
          <table:table-cell office:value-type="float" office:value="341" calcext:value-type="float">
            <text:p>3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Zadorov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3750000" calcext:value-type="float">
            <text:p>3750000</text:p>
          </table:table-cell>
          <table:table-cell office:value-type="float" office:value="342" calcext:value-type="float">
            <text:p>3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McCabe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343" calcext:value-type="float">
            <text:p>3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by Fabbri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344" calcext:value-type="float">
            <text:p>3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Karlsso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5900000" calcext:value-type="float">
            <text:p>5900000</text:p>
          </table:table-cell>
          <table:table-cell office:value-type="float" office:value="345" calcext:value-type="float">
            <text:p>3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Donato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346" calcext:value-type="float">
            <text:p>3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k Kubali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47" calcext:value-type="float">
            <text:p>3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Silling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48" calcext:value-type="float">
            <text:p>3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Pulock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6150000" calcext:value-type="float">
            <text:p>6150000</text:p>
          </table:table-cell>
          <table:table-cell office:value-type="float" office:value="349" calcext:value-type="float">
            <text:p>3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Kulak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MTL,EDM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50" calcext:value-type="float">
            <text:p>3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Jense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51" calcext:value-type="float">
            <text:p>3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ndre Mill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52" calcext:value-type="float">
            <text:p>3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rel Vejmelka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G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2725000" calcext:value-type="float">
            <text:p>2725000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Newhook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908333" calcext:value-type="float">
            <text:p>908333</text:p>
          </table:table-cell>
          <table:table-cell office:value-type="float" office:value="354" calcext:value-type="float">
            <text:p>3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Beauvillier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150000" calcext:value-type="float">
            <text:p>4150000</text:p>
          </table:table-cell>
          <table:table-cell office:value-type="float" office:value="355" calcext:value-type="float">
            <text:p>3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clay Goodrow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3641667" calcext:value-type="float">
            <text:p>3641667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slav Namestnikov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DET,DAL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57" calcext:value-type="float">
            <text:p>3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Whitecloud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58" calcext:value-type="float">
            <text:p>3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apo Kahkonen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MIN,SJS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359" calcext:value-type="float">
            <text:p>3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s Tata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360" calcext:value-type="float">
            <text:p>3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ac Lundestrom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361" calcext:value-type="float">
            <text:p>3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 Smith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362" calcext:value-type="float">
            <text:p>3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Dvorak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4450000" calcext:value-type="float">
            <text:p>4450000</text:p>
          </table:table-cell>
          <table:table-cell office:value-type="float" office:value="363" calcext:value-type="float">
            <text:p>3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rs Eller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Grant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365" calcext:value-type="float">
            <text:p>3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Kuraly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66" calcext:value-type="float">
            <text:p>3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Gagner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367" calcext:value-type="float">
            <text:p>3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Roy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3150000" calcext:value-type="float">
            <text:p>3150000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 Merrill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369" calcext:value-type="float">
            <text:p>3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 Tomasino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370" calcext:value-type="float">
            <text:p>3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peri Kapane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200000" calcext:value-type="float">
            <text:p>3200000</text:p>
          </table:table-cell>
          <table:table-cell office:value-type="float" office:value="371" calcext:value-type="float">
            <text:p>3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ncan Keith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en Dill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900000" calcext:value-type="float">
            <text:p>3900000</text:p>
          </table:table-cell>
          <table:table-cell office:value-type="float" office:value="373" calcext:value-type="float">
            <text:p>3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Holde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le Jarnkrok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SEA,CGY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100000" calcext:value-type="float">
            <text:p>2100000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ieu Joseph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TBL,OTT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950000" calcext:value-type="float">
            <text:p>2950000</text:p>
          </table:table-cell>
          <table:table-cell office:value-type="float" office:value="376" calcext:value-type="float">
            <text:p>3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nis Gurianov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900000" calcext:value-type="float">
            <text:p>2900000</text:p>
          </table:table-cell>
          <table:table-cell office:value-type="float" office:value="377" calcext:value-type="float">
            <text:p>3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Evan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Rasmusse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460000" calcext:value-type="float">
            <text:p>1460000</text:p>
          </table:table-cell>
          <table:table-cell office:value-type="float" office:value="379" calcext:value-type="float">
            <text:p>3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Bonin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2050000" calcext:value-type="float">
            <text:p>2050000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Brau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,NYR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381" calcext:value-type="float">
            <text:p>3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Fehervar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791667" calcext:value-type="float">
            <text:p>791667</text:p>
          </table:table-cell>
          <table:table-cell office:value-type="float" office:value="382" calcext:value-type="float">
            <text:p>3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myon Varlamov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383" calcext:value-type="float">
            <text:p>3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Haye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7142857" calcext:value-type="float">
            <text:p>7142857</text:p>
          </table:table-cell>
          <table:table-cell office:value-type="float" office:value="384" calcext:value-type="float">
            <text:p>3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ndrej Kase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385" calcext:value-type="float">
            <text:p>3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Edler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Laught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87" calcext:value-type="float">
            <text:p>3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i Kotkaniemi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820000" calcext:value-type="float">
            <text:p>4820000</text:p>
          </table:table-cell>
          <table:table-cell office:value-type="float" office:value="388" calcext:value-type="float">
            <text:p>3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hur Kaliyev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389" calcext:value-type="float">
            <text:p>3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enri Jokiharju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390" calcext:value-type="float">
            <text:p>3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akov Treni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391" calcext:value-type="float">
            <text:p>3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in Hil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175000" calcext:value-type="float">
            <text:p>2175000</text:p>
          </table:table-cell>
          <table:table-cell office:value-type="float" office:value="392" calcext:value-type="float">
            <text:p>3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Alle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875000" calcext:value-type="float">
            <text:p>2875000</text:p>
          </table:table-cell>
          <table:table-cell office:value-type="float" office:value="393" calcext:value-type="float">
            <text:p>3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Blackwoo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2800000" calcext:value-type="float">
            <text:p>2800000</text:p>
          </table:table-cell>
          <table:table-cell office:value-type="float" office:value="394" calcext:value-type="float">
            <text:p>3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Getzlaf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rnet Hathawa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396" calcext:value-type="float">
            <text:p>3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sily Podkolzi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397" calcext:value-type="float">
            <text:p>3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us Pettersso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025175" calcext:value-type="float">
            <text:p>4025175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an Cole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399" calcext:value-type="float">
            <text:p>3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Gudbranson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000000" calcext:value-type="float">
            <text:p>4000000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stin Tokarski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401" calcext:value-type="float">
            <text:p>4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Stone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9500000" calcext:value-type="float">
            <text:p>9500000</text:p>
          </table:table-cell>
          <table:table-cell office:value-type="float" office:value="402" calcext:value-type="float">
            <text:p>4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Eiche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0000000" calcext:value-type="float">
            <text:p>10000000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wen Byram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404" calcext:value-type="float">
            <text:p>4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 Hornqvist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5300000" calcext:value-type="float">
            <text:p>5300000</text:p>
          </table:table-cell>
          <table:table-cell office:value-type="float" office:value="405" calcext:value-type="float">
            <text:p>4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Gustafs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406" calcext:value-type="float">
            <text:p>4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Mayfield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450000" calcext:value-type="float">
            <text:p>1450000</text:p>
          </table:table-cell>
          <table:table-cell office:value-type="float" office:value="407" calcext:value-type="float">
            <text:p>4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McNabb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850000" calcext:value-type="float">
            <text:p>2850000</text:p>
          </table:table-cell>
          <table:table-cell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Schen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409" calcext:value-type="float">
            <text:p>4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ith Yand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ian Dumouli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100000" calcext:value-type="float">
            <text:p>4100000</text:p>
          </table:table-cell>
          <table:table-cell office:value-type="float" office:value="411" calcext:value-type="float">
            <text:p>4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 Rutta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12" calcext:value-type="float">
            <text:p>4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Jones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413" calcext:value-type="float">
            <text:p>4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us Johans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SEA,WSH</text:p>
          </table:table-cell>
          <table:table-cell office:value-type="string" calcext:value-type="string">
            <text:p>L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414" calcext:value-type="float">
            <text:p>4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nie Hinostroza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700000" calcext:value-type="float">
            <text:p>1700000</text:p>
          </table:table-cell>
          <table:table-cell office:value-type="float" office:value="415" calcext:value-type="float">
            <text:p>4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k Maroo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kar Lindblom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417" calcext:value-type="float">
            <text:p>4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arren Foegel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Reilly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19" calcext:value-type="float">
            <text:p>4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Manson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ANA,COL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420" calcext:value-type="float">
            <text:p>4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las Backstrom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9200000" calcext:value-type="float">
            <text:p>9200000</text:p>
          </table:table-cell>
          <table:table-cell office:value-type="float" office:value="421" calcext:value-type="float">
            <text:p>4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ustin Brow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Greenway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23" calcext:value-type="float">
            <text:p>4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ddy Blueg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424" calcext:value-type="float">
            <text:p>4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c Robinson1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600000" calcext:value-type="float">
            <text:p>1600000</text:p>
          </table:table-cell>
          <table:table-cell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Spezz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Hunt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427" calcext:value-type="float">
            <text:p>4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iver Wahlstrom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428" calcext:value-type="float">
            <text:p>4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Kampf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429" calcext:value-type="float">
            <text:p>4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Sandi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Savard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431" calcext:value-type="float">
            <text:p>4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Myer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000000" calcext:value-type="float">
            <text:p>6000000</text:p>
          </table:table-cell>
          <table:table-cell office:value-type="float" office:value="432" calcext:value-type="float">
            <text:p>4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J Oshie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750000" calcext:value-type="float">
            <text:p>5750000</text:p>
          </table:table-cell>
          <table:table-cell office:value-type="float" office:value="433" calcext:value-type="float">
            <text:p>4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Carlo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1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4100000" calcext:value-type="float">
            <text:p>4100000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Ritchi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TOR,ARI</text:p>
          </table:table-cell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435" calcext:value-type="float">
            <text:p>4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rby Dach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362500" calcext:value-type="float">
            <text:p>3362500</text:p>
          </table:table-cell>
          <table:table-cell office:value-type="float" office:value="436" calcext:value-type="float">
            <text:p>4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Sisson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857143" calcext:value-type="float">
            <text:p>2857143</text:p>
          </table:table-cell>
          <table:table-cell office:value-type="float" office:value="437" calcext:value-type="float">
            <text:p>4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Asplund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438" calcext:value-type="float">
            <text:p>4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etu Luostarinen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Chia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b Jone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441" calcext:value-type="float">
            <text:p>4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Kunin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42" calcext:value-type="float">
            <text:p>4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ie Oleksiak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600000" calcext:value-type="float">
            <text:p>4600000</text:p>
          </table:table-cell>
          <table:table-cell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van Riemsdyk1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444" calcext:value-type="float">
            <text:p>4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Staal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445" calcext:value-type="float">
            <text:p>4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ko Gudas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446" calcext:value-type="float">
            <text:p>4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uel Montembeault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447" calcext:value-type="float">
            <text:p>4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arrett Hayto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udolfs Balcers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449" calcext:value-type="float">
            <text:p>4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 Dowd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Janmark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451" calcext:value-type="float">
            <text:p>4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Dahle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is Mos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886667" calcext:value-type="float">
            <text:p>886667</text:p>
          </table:table-cell>
          <table:table-cell office:value-type="float" office:value="453" calcext:value-type="float">
            <text:p>4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ock McGin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54" calcext:value-type="float">
            <text:p>4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Lizott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675000" calcext:value-type="float">
            <text:p>1675000</text:p>
          </table:table-cell>
          <table:table-cell office:value-type="float" office:value="455" calcext:value-type="float">
            <text:p>4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Zadina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825000" calcext:value-type="float">
            <text:p>1825000</text:p>
          </table:table-cell>
          <table:table-cell office:value-type="float" office:value="456" calcext:value-type="float">
            <text:p>4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iel Sprong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SH,SEA</text:p>
          </table:table-cell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Aube Kubel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PHI,COL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458" calcext:value-type="float">
            <text:p>4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eli Tolvane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450000" calcext:value-type="float">
            <text:p>1450000</text:p>
          </table:table-cell>
          <table:table-cell office:value-type="float" office:value="459" calcext:value-type="float">
            <text:p>4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Lowry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460" calcext:value-type="float">
            <text:p>4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Ristolaine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5100000" calcext:value-type="float">
            <text:p>5100000</text:p>
          </table:table-cell>
          <table:table-cell office:value-type="float" office:value="461" calcext:value-type="float">
            <text:p>4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Lindgre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Boqvist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874125" calcext:value-type="float">
            <text:p>874125</text:p>
          </table:table-cell>
          <table:table-cell office:value-type="float" office:value="463" calcext:value-type="float">
            <text:p>4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ylor Raddysh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TBL,CHI</text:p>
          </table:table-cell>
          <table:table-cell office:value-type="string" calcext:value-type="string">
            <text:p>R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758333" calcext:value-type="float">
            <text:p>758333</text:p>
          </table:table-cell>
          <table:table-cell office:value-type="float" office:value="464" calcext:value-type="float">
            <text:p>4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than Bear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465" calcext:value-type="float">
            <text:p>4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Driedger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466" calcext:value-type="float">
            <text:p>4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Vrana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Mantha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5700000" calcext:value-type="float">
            <text:p>5700000</text:p>
          </table:table-cell>
          <table:table-cell office:value-type="float" office:value="468" calcext:value-type="float">
            <text:p>4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Enni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ian Boy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Oconnor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471" calcext:value-type="float">
            <text:p>4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Rya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472" calcext:value-type="float">
            <text:p>4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Hague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iddleto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SJS,MIN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50000" calcext:value-type="float">
            <text:p>2450000</text:p>
          </table:table-cell>
          <table:table-cell office:value-type="float" office:value="474" calcext:value-type="float">
            <text:p>4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lya Lyubushki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ARI,TOR</text:p>
          </table:table-cell>
          <table:table-cell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75" calcext:value-type="float">
            <text:p>4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Forbort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476" calcext:value-type="float">
            <text:p>4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Peeke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787500" calcext:value-type="float">
            <text:p>787500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den Schwartz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478" calcext:value-type="float">
            <text:p>4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re Texi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Gallagher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500000" calcext:value-type="float">
            <text:p>6500000</text:p>
          </table:table-cell>
          <table:table-cell office:value-type="float" office:value="480" calcext:value-type="float">
            <text:p>4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kar Sundqvist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,DET</text:p>
          </table:table-cell>
          <table:table-cell office:value-type="string" calcext:value-type="string">
            <text:p>C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481" calcext:value-type="float">
            <text:p>4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Gregor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482" calcext:value-type="float">
            <text:p>4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Monah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375000" calcext:value-type="float">
            <text:p>6375000</text:p>
          </table:table-cell>
          <table:table-cell office:value-type="float" office:value="483" calcext:value-type="float">
            <text:p>4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wen Tippett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FLA,PHI</text:p>
          </table:table-cell>
          <table:table-cell office:value-type="string" calcext:value-type="string">
            <text:p>R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484" calcext:value-type="float">
            <text:p>4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Cousins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485" calcext:value-type="float">
            <text:p>4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egan Kolesa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486" calcext:value-type="float">
            <text:p>4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Muzzi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625000" calcext:value-type="float">
            <text:p>5625000</text:p>
          </table:table-cell>
          <table:table-cell office:value-type="float" office:value="487" calcext:value-type="float">
            <text:p>4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lan Lucic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488" calcext:value-type="float">
            <text:p>4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o Scandella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275000" calcext:value-type="float">
            <text:p>3275000</text:p>
          </table:table-cell>
          <table:table-cell office:value-type="float" office:value="489" calcext:value-type="float">
            <text:p>4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Edouard Vlasic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7000000" calcext:value-type="float">
            <text:p>7000000</text:p>
          </table:table-cell>
          <table:table-cell office:value-type="float" office:value="490" calcext:value-type="float">
            <text:p>4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 Daws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850833" calcext:value-type="float">
            <text:p>850833</text:p>
          </table:table-cell>
          <table:table-cell office:value-type="float" office:value="491" calcext:value-type="float">
            <text:p>4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Greiss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492" calcext:value-type="float">
            <text:p>4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Rask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IN,SEA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in Mill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850000" calcext:value-type="float">
            <text:p>1850000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in Blackwell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SEA,TO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495" calcext:value-type="float">
            <text:p>4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Chytil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300000" calcext:value-type="float">
            <text:p>2300000</text:p>
          </table:table-cell>
          <table:table-cell office:value-type="float" office:value="496" calcext:value-type="float">
            <text:p>4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Carrick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497" calcext:value-type="float">
            <text:p>4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cLeod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ary Sanfor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OTT,WPG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499" calcext:value-type="float">
            <text:p>4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Bastia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SEA,NJD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500" calcext:value-type="float">
            <text:p>5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io Ferrar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501" calcext:value-type="float">
            <text:p>5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deno Char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d Ruhwedel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03" calcext:value-type="float">
            <text:p>5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Lankine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04" calcext:value-type="float">
            <text:p>5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Del Zotto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05" calcext:value-type="float">
            <text:p>5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Howde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06" calcext:value-type="float">
            <text:p>5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yton Kreb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VGK,BUF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507" calcext:value-type="float">
            <text:p>5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Amadio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TOR,VGK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508" calcext:value-type="float">
            <text:p>5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Carrie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509" calcext:value-type="float">
            <text:p>5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Applet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SEA,WPG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166667" calcext:value-type="float">
            <text:p>2166667</text:p>
          </table:table-cell>
          <table:table-cell office:value-type="float" office:value="510" calcext:value-type="float">
            <text:p>5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Geekie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400000" calcext:value-type="float">
            <text:p>1400000</text:p>
          </table:table-cell>
          <table:table-cell office:value-type="float" office:value="511" calcext:value-type="float">
            <text:p>5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 Sturm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MIN,CO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512" calcext:value-type="float">
            <text:p>5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Peterson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513" calcext:value-type="float">
            <text:p>5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Edouard Bellemare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514" calcext:value-type="float">
            <text:p>5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o Mikkola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900000" calcext:value-type="float">
            <text:p>1900000</text:p>
          </table:table-cell>
          <table:table-cell office:value-type="float" office:value="515" calcext:value-type="float">
            <text:p>5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Hutto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16" calcext:value-type="float">
            <text:p>5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Coghla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517" calcext:value-type="float">
            <text:p>5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s Siegenthaler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125000" calcext:value-type="float">
            <text:p>1125000</text:p>
          </table:table-cell>
          <table:table-cell office:value-type="float" office:value="518" calcext:value-type="float">
            <text:p>5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Romanov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519" calcext:value-type="float">
            <text:p>5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as Athanasiou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520" calcext:value-type="float">
            <text:p>5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an Lar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,WSH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ek Stepa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emgus Girgenson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200000" calcext:value-type="float">
            <text:p>2200000</text:p>
          </table:table-cell>
          <table:table-cell office:value-type="float" office:value="523" calcext:value-type="float">
            <text:p>5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ls Hoglande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891667" calcext:value-type="float">
            <text:p>891667</text:p>
          </table:table-cell>
          <table:table-cell office:value-type="float" office:value="524" calcext:value-type="float">
            <text:p>5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Brannstrom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525" calcext:value-type="float">
            <text:p>5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son Jost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COL,MIN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526" calcext:value-type="float">
            <text:p>5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sin Mayo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527" calcext:value-type="float">
            <text:p>5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i Hakanpa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28" calcext:value-type="float">
            <text:p>5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ick Brassard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,EDM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Galchenyuk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Lomberg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31" calcext:value-type="float">
            <text:p>5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p Kurashev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32" calcext:value-type="float">
            <text:p>5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cMichael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533" calcext:value-type="float">
            <text:p>5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rik Cernak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950000" calcext:value-type="float">
            <text:p>2950000</text:p>
          </table:table-cell>
          <table:table-cell office:value-type="float" office:value="534" calcext:value-type="float">
            <text:p>5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Stanley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535" calcext:value-type="float">
            <text:p>5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stav Lindstrom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36" calcext:value-type="float">
            <text:p>5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Pysy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37" calcext:value-type="float">
            <text:p>5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DeMelo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538" calcext:value-type="float">
            <text:p>5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than Droui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539" calcext:value-type="float">
            <text:p>5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ob Silfverberg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bastian Aho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460250" calcext:value-type="float">
            <text:p>8460250</text:p>
          </table:table-cell>
          <table:table-cell office:value-type="float" office:value="541" calcext:value-type="float">
            <text:p>5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Radulov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nt Frederic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543" calcext:value-type="float">
            <text:p>5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Poehling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44" calcext:value-type="float">
            <text:p>5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Steel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545" calcext:value-type="float">
            <text:p>5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vgeny Svechnikov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46" calcext:value-type="float">
            <text:p>5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McLeo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75000" calcext:value-type="float">
            <text:p>975000</text:p>
          </table:table-cell>
          <table:table-cell office:value-type="float" office:value="547" calcext:value-type="float">
            <text:p>5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Wat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48" calcext:value-type="float">
            <text:p>5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Stillma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549" calcext:value-type="float">
            <text:p>5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Cizikas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550" calcext:value-type="float">
            <text:p>5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Mittelstadt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551" calcext:value-type="float">
            <text:p>5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effer Bellows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552" calcext:value-type="float">
            <text:p>5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apo Kakko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100000" calcext:value-type="float">
            <text:p>2100000</text:p>
          </table:table-cell>
          <table:table-cell office:value-type="float" office:value="553" calcext:value-type="float">
            <text:p>5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Zuck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554" calcext:value-type="float">
            <text:p>5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k Kassia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200000" calcext:value-type="float">
            <text:p>3200000</text:p>
          </table:table-cell>
          <table:table-cell office:value-type="float" office:value="555" calcext:value-type="float">
            <text:p>5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an Kuka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Ern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100000" calcext:value-type="float">
            <text:p>2100000</text:p>
          </table:table-cell>
          <table:table-cell office:value-type="float" office:value="557" calcext:value-type="float">
            <text:p>5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Glendening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558" calcext:value-type="float">
            <text:p>5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Tanev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Danforth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975000" calcext:value-type="float">
            <text:p>975000</text:p>
          </table:table-cell>
          <table:table-cell office:value-type="float" office:value="560" calcext:value-type="float">
            <text:p>5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onas Donskoi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900000" calcext:value-type="float">
            <text:p>3900000</text:p>
          </table:table-cell>
          <table:table-cell office:value-type="float" office:value="561" calcext:value-type="float">
            <text:p>5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l Grundstrom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562" calcext:value-type="float">
            <text:p>5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Tierney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63" calcext:value-type="float">
            <text:p>5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en Schneid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564" calcext:value-type="float">
            <text:p>5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ek Faks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250000" calcext:value-type="float">
            <text:p>3250000</text:p>
          </table:table-cell>
          <table:table-cell office:value-type="float" office:value="565" calcext:value-type="float">
            <text:p>5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Hamonic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VAN,OTT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000000" calcext:value-type="float">
            <text:p>3000000</text:p>
          </table:table-cell>
          <table:table-cell office:value-type="float" office:value="566" calcext:value-type="float">
            <text:p>5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urtis Lazar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567" calcext:value-type="float">
            <text:p>5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Zaitsev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4500000" calcext:value-type="float">
            <text:p>4500000</text:p>
          </table:table-cell>
          <table:table-cell office:value-type="float" office:value="568" calcext:value-type="float">
            <text:p>5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urphy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4400000" calcext:value-type="float">
            <text:p>4400000</text:p>
          </table:table-cell>
          <table:table-cell office:value-type="float" office:value="569" calcext:value-type="float">
            <text:p>5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Couturier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7750000" calcext:value-type="float">
            <text:p>7750000</text:p>
          </table:table-cell>
          <table:table-cell office:value-type="float" office:value="570" calcext:value-type="float">
            <text:p>5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York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571" calcext:value-type="float">
            <text:p>5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erry Mayhew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,ANA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ne Kuokkan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Niet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574" calcext:value-type="float">
            <text:p>5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Velen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yden Hunt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576" calcext:value-type="float">
            <text:p>5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immy Vesey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Duhaime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78" calcext:value-type="float">
            <text:p>5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Raff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Walma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STL,DET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580" calcext:value-type="float">
            <text:p>5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ime Comtois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037500" calcext:value-type="float">
            <text:p>2037500</text:p>
          </table:table-cell>
          <table:table-cell office:value-type="float" office:value="581" calcext:value-type="float">
            <text:p>5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le Clague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LAK,MTL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82" calcext:value-type="float">
            <text:p>5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ui Erik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Mott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,NYR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ren Helm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585" calcext:value-type="float">
            <text:p>5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vor Lewis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86" calcext:value-type="float">
            <text:p>5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ho Lammikk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ny DeKeyse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Benning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Clifto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000000" calcext:value-type="float">
            <text:p>1000000</text:p>
          </table:table-cell>
          <table:table-cell office:value-type="float" office:value="590" calcext:value-type="float">
            <text:p>5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y Gree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im Mami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Frost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593" calcext:value-type="float">
            <text:p>5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McCarro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594" calcext:value-type="float">
            <text:p>5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Lemieux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595" calcext:value-type="float">
            <text:p>5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 Clutterbuck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596" calcext:value-type="float">
            <text:p>5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Martinook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800000" calcext:value-type="float">
            <text:p>1800000</text:p>
          </table:table-cell>
          <table:table-cell office:value-type="float" office:value="597" calcext:value-type="float">
            <text:p>5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Sheaha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598" calcext:value-type="float">
            <text:p>5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Yegor Chinakhov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599" calcext:value-type="float">
            <text:p>5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cas Carlsson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00" calcext:value-type="float">
            <text:p>6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ayne Simmond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601" calcext:value-type="float">
            <text:p>6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ven Lorentz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602" calcext:value-type="float">
            <text:p>6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c Toninato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03" calcext:value-type="float">
            <text:p>6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Deslaurier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ANA,MIN</text:p>
          </table:table-cell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604" calcext:value-type="float">
            <text:p>6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Bry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850000" calcext:value-type="float">
            <text:p>1850000</text:p>
          </table:table-cell>
          <table:table-cell office:value-type="float" office:value="605" calcext:value-type="float">
            <text:p>6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Walker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06" calcext:value-type="float">
            <text:p>6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 Russel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Samuelsso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608" calcext:value-type="float">
            <text:p>6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Carls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09" calcext:value-type="float">
            <text:p>6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Armia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610" calcext:value-type="float">
            <text:p>6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Bjugstad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611" calcext:value-type="float">
            <text:p>6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mas Nosek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612" calcext:value-type="float">
            <text:p>6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Aston-Rees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,ANA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Cogliano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SJS,COL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614" calcext:value-type="float">
            <text:p>6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apobianco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15" calcext:value-type="float">
            <text:p>6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Smith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616" calcext:value-type="float">
            <text:p>6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sen Harkins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17" calcext:value-type="float">
            <text:p>6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 Foote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18" calcext:value-type="float">
            <text:p>6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vin de Ha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c Martinez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250000" calcext:value-type="float">
            <text:p>5250000</text:p>
          </table:table-cell>
          <table:table-cell office:value-type="float" office:value="620" calcext:value-type="float">
            <text:p>6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rker Kelly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21" calcext:value-type="float">
            <text:p>6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Gaudette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CHI,OTT</text:p>
          </table:table-cell>
          <table:table-cell office:value-type="string" calcext:value-type="string">
            <text:p>C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22" calcext:value-type="float">
            <text:p>6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Ladd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5500000" calcext:value-type="float">
            <text:p>5500000</text:p>
          </table:table-cell>
          <table:table-cell office:value-type="float" office:value="623" calcext:value-type="float">
            <text:p>6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Bogosian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24" calcext:value-type="float">
            <text:p>6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ert Hagg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BUF,FLA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25" calcext:value-type="float">
            <text:p>6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Joh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626" calcext:value-type="float">
            <text:p>6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Spenc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820000" calcext:value-type="float">
            <text:p>820000</text:p>
          </table:table-cell>
          <table:table-cell office:value-type="float" office:value="627" calcext:value-type="float">
            <text:p>6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 Lafferty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PIT,CH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150000" calcext:value-type="float">
            <text:p>1150000</text:p>
          </table:table-cell>
          <table:table-cell office:value-type="float" office:value="628" calcext:value-type="float">
            <text:p>6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smus Kupari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629" calcext:value-type="float">
            <text:p>6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 Borg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 Butch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31" calcext:value-type="float">
            <text:p>6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Rooney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00000" calcext:value-type="float">
            <text:p>1300000</text:p>
          </table:table-cell>
          <table:table-cell office:value-type="float" office:value="632" calcext:value-type="float">
            <text:p>6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Reaves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750000" calcext:value-type="float">
            <text:p>1750000</text:p>
          </table:table-cell>
          <table:table-cell office:value-type="float" office:value="633" calcext:value-type="float">
            <text:p>6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cob Megn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34" calcext:value-type="float">
            <text:p>6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Oesterl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635" calcext:value-type="float">
            <text:p>6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y Ander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mil Bemstrom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637" calcext:value-type="float">
            <text:p>6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l Hageli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2750000" calcext:value-type="float">
            <text:p>2750000</text:p>
          </table:table-cell>
          <table:table-cell office:value-type="float" office:value="638" calcext:value-type="float">
            <text:p>6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Highmore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39" calcext:value-type="float">
            <text:p>6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Entwistle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40" calcext:value-type="float">
            <text:p>6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ie Ben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1" calcext:value-type="float">
            <text:p>6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Mahura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2" calcext:value-type="float">
            <text:p>6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li Maatt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le Rose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44" calcext:value-type="float">
            <text:p>6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urent Dauphi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5" calcext:value-type="float">
            <text:p>6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Reedy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646" calcext:value-type="float">
            <text:p>6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vin Shor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47" calcext:value-type="float">
            <text:p>6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per Weatherby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648" calcext:value-type="float">
            <text:p>6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Pezzetta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49" calcext:value-type="float">
            <text:p>6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vin Bayreuth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50" calcext:value-type="float">
            <text:p>6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ominik Sim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,ANA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son Dickinso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650000" calcext:value-type="float">
            <text:p>2650000</text:p>
          </table:table-cell>
          <table:table-cell office:value-type="float" office:value="652" calcext:value-type="float">
            <text:p>6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dy Eaki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Meloche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654" calcext:value-type="float">
            <text:p>6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vis Dermott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TOR,V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655" calcext:value-type="float">
            <text:p>6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bias Bjornfot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656" calcext:value-type="float">
            <text:p>6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k Nemeth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657" calcext:value-type="float">
            <text:p>6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remy Lauzon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SEA,NSH</text:p>
          </table:table-cell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2000000" calcext:value-type="float">
            <text:p>2000000</text:p>
          </table:table-cell>
          <table:table-cell office:value-type="float" office:value="658" calcext:value-type="float">
            <text:p>6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Ruzicka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nni Lettieri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60" calcext:value-type="float">
            <text:p>6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Thornt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Brow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62" calcext:value-type="float">
            <text:p>6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Edmunds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500000" calcext:value-type="float">
            <text:p>3500000</text:p>
          </table:table-cell>
          <table:table-cell office:value-type="float" office:value="663" calcext:value-type="float">
            <text:p>6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inton Byfield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664" calcext:value-type="float">
            <text:p>6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Bozak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Foligno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800000" calcext:value-type="float">
            <text:p>3800000</text:p>
          </table:table-cell>
          <table:table-cell office:value-type="float" office:value="666" calcext:value-type="float">
            <text:p>6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Fisch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125875" calcext:value-type="float">
            <text:p>1125875</text:p>
          </table:table-cell>
          <table:table-cell office:value-type="float" office:value="667" calcext:value-type="float">
            <text:p>6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Carpent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CHI,CGY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68" calcext:value-type="float">
            <text:p>6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Cate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669" calcext:value-type="float">
            <text:p>6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Sto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rey Schuenema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1" calcext:value-type="float">
            <text:p>6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 Dinee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2" calcext:value-type="float">
            <text:p>6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Mete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3" calcext:value-type="float">
            <text:p>6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Hanley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4" calcext:value-type="float">
            <text:p>6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in White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675" calcext:value-type="float">
            <text:p>6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ieu Perreault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Dzingel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ARI,SJS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7" calcext:value-type="float">
            <text:p>6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rson Kuhlma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BOS,SEA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678" calcext:value-type="float">
            <text:p>6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lim Kostin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79" calcext:value-type="float">
            <text:p>6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trick Brow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80" calcext:value-type="float">
            <text:p>6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j Sustr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TBL,ANA</text:p>
          </table:table-cell>
          <table:table-cell office:value-type="string" calcext:value-type="string">
            <text:p>D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81" calcext:value-type="float">
            <text:p>6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erkley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682" calcext:value-type="float">
            <text:p>6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ers Bjork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600000" calcext:value-type="float">
            <text:p>1600000</text:p>
          </table:table-cell>
          <table:table-cell office:value-type="float" office:value="683" calcext:value-type="float">
            <text:p>6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ert Bortuzz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684" calcext:value-type="float">
            <text:p>6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Beniers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97500" calcext:value-type="float">
            <text:p>897500</text:p>
          </table:table-cell>
          <table:table-cell office:value-type="float" office:value="685" calcext:value-type="float">
            <text:p>6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i Nik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Perunovich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87" calcext:value-type="float">
            <text:p>6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Vilardi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688" calcext:value-type="float">
            <text:p>6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iaksei Protas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689" calcext:value-type="float">
            <text:p>6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Gaunce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690" calcext:value-type="float">
            <text:p>6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Urho Vaakanainen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BOS,ANA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691" calcext:value-type="float">
            <text:p>6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Richard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GY,VAN</text:p>
          </table:table-cell>
          <table:table-cell office:value-type="string" calcext:value-type="string">
            <text:p>R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sey Fitzgerald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693" calcext:value-type="float">
            <text:p>6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ine Rousse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k MacEw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Brow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,BOS</text:p>
          </table:table-cell>
          <table:table-cell office:value-type="string" calcext:value-type="string">
            <text:p>D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rtis MacDermid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987500" calcext:value-type="float">
            <text:p>987500</text:p>
          </table:table-cell>
          <table:table-cell office:value-type="float" office:value="697" calcext:value-type="float">
            <text:p>6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Elli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250000" calcext:value-type="float">
            <text:p>6250000</text:p>
          </table:table-cell>
          <table:table-cell office:value-type="float" office:value="698" calcext:value-type="float">
            <text:p>6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 Snivel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699" calcext:value-type="float">
            <text:p>6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abian Zetterlun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0" calcext:value-type="float">
            <text:p>7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el Acciari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701" calcext:value-type="float">
            <text:p>7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on Blidh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2" calcext:value-type="float">
            <text:p>7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kota Joshua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703" calcext:value-type="float">
            <text:p>7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Byr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3400000" calcext:value-type="float">
            <text:p>3400000</text:p>
          </table:table-cell>
          <table:table-cell office:value-type="float" office:value="704" calcext:value-type="float">
            <text:p>7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bin Salo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05" calcext:value-type="float">
            <text:p>7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Friedma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706" calcext:value-type="float">
            <text:p>7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ivani Smith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7" calcext:value-type="float">
            <text:p>7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enrik Borgstrom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8" calcext:value-type="float">
            <text:p>7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Burrough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09" calcext:value-type="float">
            <text:p>7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mon Benoit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10" calcext:value-type="float">
            <text:p>7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lle Heinola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11" calcext:value-type="float">
            <text:p>7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le Lind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712" calcext:value-type="float">
            <text:p>7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Samberg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ssi Thom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14" calcext:value-type="float">
            <text:p>7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Carcone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15" calcext:value-type="float">
            <text:p>7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Joh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5000000" calcext:value-type="float">
            <text:p>5000000</text:p>
          </table:table-cell>
          <table:table-cell office:value-type="float" office:value="716" calcext:value-type="float">
            <text:p>7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n Addiso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717" calcext:value-type="float">
            <text:p>7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nnie Attard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718" calcext:value-type="float">
            <text:p>7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ter Rown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Lagesso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EDM,MTL</text:p>
          </table:table-cell>
          <table:table-cell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20" calcext:value-type="float">
            <text:p>7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Willma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21" calcext:value-type="float">
            <text:p>7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lien Gauthi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22" calcext:value-type="float">
            <text:p>7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ris Katchouk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TBL,CHI</text:p>
          </table:table-cell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58333" calcext:value-type="float">
            <text:p>758333</text:p>
          </table:table-cell>
          <table:table-cell office:value-type="float" office:value="723" calcext:value-type="float">
            <text:p>7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ydn Fleur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24" calcext:value-type="float">
            <text:p>7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Gambrell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950000" calcext:value-type="float">
            <text:p>950000</text:p>
          </table:table-cell>
          <table:table-cell office:value-type="float" office:value="725" calcext:value-type="float">
            <text:p>7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Marti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726" calcext:value-type="float">
            <text:p>7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Czarnik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NYI,SEA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27" calcext:value-type="float">
            <text:p>7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Perfetti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728" calcext:value-type="float">
            <text:p>7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Barre Boulet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SEA,TBL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8333" calcext:value-type="float">
            <text:p>758333</text:p>
          </table:table-cell>
          <table:table-cell office:value-type="float" office:value="729" calcext:value-type="float">
            <text:p>7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gory Hofman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Labanc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725000" calcext:value-type="float">
            <text:p>4725000</text:p>
          </table:table-cell>
          <table:table-cell office:value-type="float" office:value="731" calcext:value-type="float">
            <text:p>7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lan Patrick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200000" calcext:value-type="float">
            <text:p>1200000</text:p>
          </table:table-cell>
          <table:table-cell office:value-type="float" office:value="732" calcext:value-type="float">
            <text:p>7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Luff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33" calcext:value-type="float">
            <text:p>7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Irwi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34" calcext:value-type="float">
            <text:p>7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Bahl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735" calcext:value-type="float">
            <text:p>7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ss Johnst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100000" calcext:value-type="float">
            <text:p>1100000</text:p>
          </table:table-cell>
          <table:table-cell office:value-type="float" office:value="736" calcext:value-type="float">
            <text:p>7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Perlin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Leas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738" calcext:value-type="float">
            <text:p>7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ls Lundkvist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39" calcext:value-type="float">
            <text:p>7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pe Myers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550000" calcext:value-type="float">
            <text:p>2550000</text:p>
          </table:table-cell>
          <table:table-cell office:value-type="float" office:value="740" calcext:value-type="float">
            <text:p>7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j Seker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Harley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42" calcext:value-type="float">
            <text:p>7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sha Chmelevsk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wen Power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16667" calcext:value-type="float">
            <text:p>916667</text:p>
          </table:table-cell>
          <table:table-cell office:value-type="float" office:value="744" calcext:value-type="float">
            <text:p>7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rrick Pouliot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,SEA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im Zohorna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46" calcext:value-type="float">
            <text:p>7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Murray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47" calcext:value-type="float">
            <text:p>7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kar Stee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48" calcext:value-type="float">
            <text:p>7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Novak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49" calcext:value-type="float">
            <text:p>7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ew Oconno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50" calcext:value-type="float">
            <text:p>7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later Koekkoek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51" calcext:value-type="float">
            <text:p>7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s Rondbjerg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6667" calcext:value-type="float">
            <text:p>766667</text:p>
          </table:table-cell>
          <table:table-cell office:value-type="float" office:value="752" calcext:value-type="float">
            <text:p>7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Dewar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53" calcext:value-type="float">
            <text:p>7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Beaulie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Whit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55" calcext:value-type="float">
            <text:p>7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ffrey Viel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56" calcext:value-type="float">
            <text:p>7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Leschyshyn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66667" calcext:value-type="float">
            <text:p>766667</text:p>
          </table:table-cell>
          <table:table-cell office:value-type="float" office:value="757" calcext:value-type="float">
            <text:p>7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l Kivirant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1050000" calcext:value-type="float">
            <text:p>1050000</text:p>
          </table:table-cell>
          <table:table-cell office:value-type="float" office:value="758" calcext:value-type="float">
            <text:p>7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urray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59" calcext:value-type="float">
            <text:p>7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Borowiecki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760" calcext:value-type="float">
            <text:p>7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lan Foote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61" calcext:value-type="float">
            <text:p>7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Blankenburg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762" calcext:value-type="float">
            <text:p>7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se Ylone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80833" calcext:value-type="float">
            <text:p>880833</text:p>
          </table:table-cell>
          <table:table-cell office:value-type="float" office:value="763" calcext:value-type="float">
            <text:p>7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rake Caggiula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64" calcext:value-type="float">
            <text:p>7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Jankowski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65" calcext:value-type="float">
            <text:p>7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ias Maccelli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53333" calcext:value-type="float">
            <text:p>853333</text:p>
          </table:table-cell>
          <table:table-cell office:value-type="float" office:value="766" calcext:value-type="float">
            <text:p>7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uddy Robi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67" calcext:value-type="float">
            <text:p>7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gan Barr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NYR,WPG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768" calcext:value-type="float">
            <text:p>7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ese Johnso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769" calcext:value-type="float">
            <text:p>7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ton Sceviou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hilip Broberg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771" calcext:value-type="float">
            <text:p>7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g McKegg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72" calcext:value-type="float">
            <text:p>7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oy Stecher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DET,LAK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250000" calcext:value-type="float">
            <text:p>1250000</text:p>
          </table:table-cell>
          <table:table-cell office:value-type="float" office:value="773" calcext:value-type="float">
            <text:p>7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Ritchi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slav Kolyachonok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775" calcext:value-type="float">
            <text:p>7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Connaut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FLA,PHI</text:p>
          </table:table-cell>
          <table:table-cell office:value-type="string" calcext:value-type="string">
            <text:p>D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76" calcext:value-type="float">
            <text:p>7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cker Poolma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500000" calcext:value-type="float">
            <text:p>2500000</text:p>
          </table:table-cell>
          <table:table-cell office:value-type="float" office:value="777" calcext:value-type="float">
            <text:p>7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Seeler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778" calcext:value-type="float">
            <text:p>7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Sgarbossa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79" calcext:value-type="float">
            <text:p>7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han Smith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780" calcext:value-type="float">
            <text:p>7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Tenny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Zboril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137500" calcext:value-type="float">
            <text:p>1137500</text:p>
          </table:table-cell>
          <table:table-cell office:value-type="float" office:value="782" calcext:value-type="float">
            <text:p>7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nnis Cholowski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WSH,SEA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83" calcext:value-type="float">
            <text:p>7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 McLaughli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784" calcext:value-type="float">
            <text:p>7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 Kastelic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821667" calcext:value-type="float">
            <text:p>821667</text:p>
          </table:table-cell>
          <table:table-cell office:value-type="float" office:value="785" calcext:value-type="float">
            <text:p>7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tchell Stephen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86" calcext:value-type="float">
            <text:p>7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tu Ruotsalain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mes Neal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len Chatfield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789" calcext:value-type="float">
            <text:p>7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Dowling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0" calcext:value-type="float">
            <text:p>7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xel Jonsson Fjallby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1" calcext:value-type="float">
            <text:p>7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Pitlick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CGY,MTL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ian Studenic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NJD,DAL</text:p>
          </table:table-cell>
          <table:table-cell office:value-type="string" calcext:value-type="string">
            <text:p>L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3" calcext:value-type="float">
            <text:p>7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jhar Khaira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975000" calcext:value-type="float">
            <text:p>975000</text:p>
          </table:table-cell>
          <table:table-cell office:value-type="float" office:value="794" calcext:value-type="float">
            <text:p>7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Hayde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795" calcext:value-type="float">
            <text:p>7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Bordeleau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16667" calcext:value-type="float">
            <text:p>916667</text:p>
          </table:table-cell>
          <table:table-cell office:value-type="float" office:value="796" calcext:value-type="float">
            <text:p>7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aac Ratcliffe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13750" calcext:value-type="float">
            <text:p>813750</text:p>
          </table:table-cell>
          <table:table-cell office:value-type="float" office:value="797" calcext:value-type="float">
            <text:p>7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kita Okhotiuk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798" calcext:value-type="float">
            <text:p>7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McTavish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799" calcext:value-type="float">
            <text:p>7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McBain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83750" calcext:value-type="float">
            <text:p>883750</text:p>
          </table:table-cell>
          <table:table-cell office:value-type="float" office:value="800" calcext:value-type="float">
            <text:p>8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Barron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COL,MTL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01" calcext:value-type="float">
            <text:p>8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eldon Drie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02" calcext:value-type="float">
            <text:p>8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ro Hirose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803" calcext:value-type="float">
            <text:p>8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n Jenik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804" calcext:value-type="float">
            <text:p>8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Wolani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BUF,LAK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05" calcext:value-type="float">
            <text:p>8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eg Pateryn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 Kiersted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07" calcext:value-type="float">
            <text:p>8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Turris</text:p>
          </table:table-cell>
          <table:table-cell table:style-name="ce1" office:value-type="string" calcext:value-type="string">
            <text:p>by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lifford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STL,TOR</text:p>
          </table:table-cell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09" calcext:value-type="float">
            <text:p>8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l Kempn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10" calcext:value-type="float">
            <text:p>8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Vlasic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916667" calcext:value-type="float">
            <text:p>916667</text:p>
          </table:table-cell>
          <table:table-cell office:value-type="float" office:value="811" calcext:value-type="float">
            <text:p>8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Brook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MTL,VGK,WPG</text:p>
          </table:table-cell>
          <table:table-cell office:value-type="string" calcext:value-type="string">
            <text:p>C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12" calcext:value-type="float">
            <text:p>8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am O'Bri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tian Vesalain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dim Simek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250000" calcext:value-type="float">
            <text:p>2250000</text:p>
          </table:table-cell>
          <table:table-cell office:value-type="float" office:value="815" calcext:value-type="float">
            <text:p>8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Drury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16" calcext:value-type="float">
            <text:p>8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l Dahlstrom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17" calcext:value-type="float">
            <text:p>8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ayden Hodgs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818" calcext:value-type="float">
            <text:p>8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Eklund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819" calcext:value-type="float">
            <text:p>8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Leiv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0" calcext:value-type="float">
            <text:p>8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nus Hogberg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1" calcext:value-type="float">
            <text:p>8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bby Brink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22" calcext:value-type="float">
            <text:p>8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Frk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3" calcext:value-type="float">
            <text:p>8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k Merkl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remy Davies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5" calcext:value-type="float">
            <text:p>8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Walker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650000" calcext:value-type="float">
            <text:p>2650000</text:p>
          </table:table-cell>
          <table:table-cell office:value-type="float" office:value="826" calcext:value-type="float">
            <text:p>8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my Blai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Cotter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0000" calcext:value-type="float">
            <text:p>760000</text:p>
          </table:table-cell>
          <table:table-cell office:value-type="float" office:value="828" calcext:value-type="float">
            <text:p>8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ah Juulsen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29" calcext:value-type="float">
            <text:p>8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Strand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30" calcext:value-type="float">
            <text:p>8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son Mey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31" calcext:value-type="float">
            <text:p>8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uso Valimaki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550000" calcext:value-type="float">
            <text:p>1550000</text:p>
          </table:table-cell>
          <table:table-cell office:value-type="float" office:value="832" calcext:value-type="float">
            <text:p>8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nteri Hatakk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50833" calcext:value-type="float">
            <text:p>850833</text:p>
          </table:table-cell>
          <table:table-cell office:value-type="float" office:value="833" calcext:value-type="float">
            <text:p>8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ogan Shaw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oit Olivier Groulx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22500" calcext:value-type="float">
            <text:p>822500</text:p>
          </table:table-cell>
          <table:table-cell office:value-type="float" office:value="835" calcext:value-type="float">
            <text:p>8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 Jon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overar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37" calcext:value-type="float">
            <text:p>8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ate Thomp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Nash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PG,TBL,ARI</text:p>
          </table:table-cell>
          <table:table-cell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ey Toropchenk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40" calcext:value-type="float">
            <text:p>8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ah Gadjovich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41" calcext:value-type="float">
            <text:p>8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Quinn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842" calcext:value-type="float">
            <text:p>8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ey Fix Wolansky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43" calcext:value-type="float">
            <text:p>8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nt Johnson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44" calcext:value-type="float">
            <text:p>8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Damiani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03333" calcext:value-type="float">
            <text:p>803333</text:p>
          </table:table-cell>
          <table:table-cell office:value-type="float" office:value="845" calcext:value-type="float">
            <text:p>8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d Malone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46" calcext:value-type="float">
            <text:p>8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than Prow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J Greer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48" calcext:value-type="float">
            <text:p>8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Neighbours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35833" calcext:value-type="float">
            <text:p>835833</text:p>
          </table:table-cell>
          <table:table-cell office:value-type="float" office:value="849" calcext:value-type="float">
            <text:p>8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Studnicka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50" calcext:value-type="float">
            <text:p>8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iefer Sherwoo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1" calcext:value-type="float">
            <text:p>8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Ahcan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2" calcext:value-type="float">
            <text:p>8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tian Reichel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853" calcext:value-type="float">
            <text:p>8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son Megna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4" calcext:value-type="float">
            <text:p>8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red Tinordi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855" calcext:value-type="float">
            <text:p>8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Leonard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6" calcext:value-type="float">
            <text:p>8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Kero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7" calcext:value-type="float">
            <text:p>8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e Christianse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as Andersso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59" calcext:value-type="float">
            <text:p>8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Harri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860" calcext:value-type="float">
            <text:p>8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ny Brodzinski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61" calcext:value-type="float">
            <text:p>8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Benso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62" calcext:value-type="float">
            <text:p>8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c Regula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66667" calcext:value-type="float">
            <text:p>866667</text:p>
          </table:table-cell>
          <table:table-cell office:value-type="float" office:value="863" calcext:value-type="float">
            <text:p>8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ant Hutton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864" calcext:value-type="float">
            <text:p>8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 Beag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us Nutivaar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500000" calcext:value-type="float">
            <text:p>1500000</text:p>
          </table:table-cell>
          <table:table-cell office:value-type="float" office:value="866" calcext:value-type="float">
            <text:p>8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Poturalski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67" calcext:value-type="float">
            <text:p>8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cas Johanse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68" calcext:value-type="float">
            <text:p>8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illy Walsh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69" calcext:value-type="float">
            <text:p>8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ladimir Tkachev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rrett Pilo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1" calcext:value-type="float">
            <text:p>8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Criscuolo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2" calcext:value-type="float">
            <text:p>8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Mackey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12500" calcext:value-type="float">
            <text:p>912500</text:p>
          </table:table-cell>
          <table:table-cell office:value-type="float" office:value="873" calcext:value-type="float">
            <text:p>8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Sabouri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4" calcext:value-type="float">
            <text:p>8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okondji Imama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75" calcext:value-type="float">
            <text:p>8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tto Koivula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876" calcext:value-type="float">
            <text:p>8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fael Harvey Pinard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877" calcext:value-type="float">
            <text:p>8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Holtz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878" calcext:value-type="float">
            <text:p>8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uso Riikol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Meyers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12500" calcext:value-type="float">
            <text:p>912500</text:p>
          </table:table-cell>
          <table:table-cell office:value-type="float" office:value="880" calcext:value-type="float">
            <text:p>8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Comea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y Andreoff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882" calcext:value-type="float">
            <text:p>8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Larss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83" calcext:value-type="float">
            <text:p>8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as Vejdem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sper Bjorkqvist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ias Norlinder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59167" calcext:value-type="float">
            <text:p>859167</text:p>
          </table:table-cell>
          <table:table-cell office:value-type="float" office:value="886" calcext:value-type="float">
            <text:p>8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endrix Lapierre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887" calcext:value-type="float">
            <text:p>8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 Moore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625000" calcext:value-type="float">
            <text:p>1625000</text:p>
          </table:table-cell>
          <table:table-cell office:value-type="float" office:value="888" calcext:value-type="float">
            <text:p>8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cott Harringt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ckenzie MacEacher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90" calcext:value-type="float">
            <text:p>8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esper Froden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91" calcext:value-type="float">
            <text:p>8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an Mitchell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92" calcext:value-type="float">
            <text:p>8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Bernard Docker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893" calcext:value-type="float">
            <text:p>8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tteri Lindbohm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 Pet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holas Abruzzes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Tufte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897" calcext:value-type="float">
            <text:p>8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abriel Fortier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91667" calcext:value-type="float">
            <text:p>791667</text:p>
          </table:table-cell>
          <table:table-cell office:value-type="float" office:value="898" calcext:value-type="float">
            <text:p>8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holas Robertso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96667" calcext:value-type="float">
            <text:p>796667</text:p>
          </table:table-cell>
          <table:table-cell office:value-type="float" office:value="899" calcext:value-type="float">
            <text:p>8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Hardma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00" calcext:value-type="float">
            <text:p>9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iil Miromanov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01" calcext:value-type="float">
            <text:p>9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son Cates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902" calcext:value-type="float">
            <text:p>9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dric Paquett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ck Malenstyn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04" calcext:value-type="float">
            <text:p>9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ane Pederso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05" calcext:value-type="float">
            <text:p>9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bor Hajek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06" calcext:value-type="float">
            <text:p>9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Harpu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kus Niemelainen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08" calcext:value-type="float">
            <text:p>9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eph Cramarossa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09" calcext:value-type="float">
            <text:p>9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oper Marody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10" calcext:value-type="float">
            <text:p>9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altteri Puustinen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911" calcext:value-type="float">
            <text:p>9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emel Smith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12" calcext:value-type="float">
            <text:p>9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rik Karlstrom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13" calcext:value-type="float">
            <text:p>9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yden Halbgewach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Beckman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915" calcext:value-type="float">
            <text:p>9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Steeves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34167" calcext:value-type="float">
            <text:p>834167</text:p>
          </table:table-cell>
          <table:table-cell office:value-type="float" office:value="916" calcext:value-type="float">
            <text:p>9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chard Panik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375000" calcext:value-type="float">
            <text:p>1375000</text:p>
          </table:table-cell>
          <table:table-cell office:value-type="float" office:value="917" calcext:value-type="float">
            <text:p>9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thew Peca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18" calcext:value-type="float">
            <text:p>9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ny O'Rega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ylan Sikura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0" calcext:value-type="float">
            <text:p>9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ane Pinto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921" calcext:value-type="float">
            <text:p>9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ksi Heponiemi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2" calcext:value-type="float">
            <text:p>9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h Archibald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00000" calcext:value-type="float">
            <text:p>900000</text:p>
          </table:table-cell>
          <table:table-cell office:value-type="float" office:value="923" calcext:value-type="float">
            <text:p>9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dy Glas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74125" calcext:value-type="float">
            <text:p>874125</text:p>
          </table:table-cell>
          <table:table-cell office:value-type="float" office:value="924" calcext:value-type="float">
            <text:p>9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Connoll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lark Bishop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6" calcext:value-type="float">
            <text:p>9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thieu Olivier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27" calcext:value-type="float">
            <text:p>9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as Reichel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928" calcext:value-type="float">
            <text:p>9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ij Jaski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siah Slavi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42500" calcext:value-type="float">
            <text:p>842500</text:p>
          </table:table-cell>
          <table:table-cell office:value-type="float" office:value="930" calcext:value-type="float">
            <text:p>9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Bieg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eo Komarov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omas Hick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 Dalpe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34" calcext:value-type="float">
            <text:p>9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uke Witkowski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35" calcext:value-type="float">
            <text:p>9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drew Agozzino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936" calcext:value-type="float">
            <text:p>9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 Wagner</text:p>
          </table:table-cell>
          <table:table-cell table:style-name="ce1" office:value-type="string" calcext:value-type="string">
            <text:p>BO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50000" calcext:value-type="float">
            <text:p>1350000</text:p>
          </table:table-cell>
          <table:table-cell office:value-type="float" office:value="937" calcext:value-type="float">
            <text:p>9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Belzile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38" calcext:value-type="float">
            <text:p>9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McCormick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39" calcext:value-type="float">
            <text:p>9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rik Claess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j Tynan1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7500" calcext:value-type="float">
            <text:p>787500</text:p>
          </table:table-cell>
          <table:table-cell office:value-type="float" office:value="941" calcext:value-type="float">
            <text:p>9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ven Fogarty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2" calcext:value-type="float">
            <text:p>9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yle Ra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cco Grimald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ven Baertschi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fan Noesen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6" calcext:value-type="float">
            <text:p>9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th Griffith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7" calcext:value-type="float">
            <text:p>9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urner Elson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48" calcext:value-type="float">
            <text:p>9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urtis Gabriel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efan Matteau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ul LaDue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51" calcext:value-type="float">
            <text:p>9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ley Barb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52" calcext:value-type="float">
            <text:p>9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ler Lewingto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udson Fasching</text:p>
          </table:table-cell>
          <table:table-cell table:style-name="ce1" office:value-type="string" calcext:value-type="string">
            <text:p>NY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54" calcext:value-type="float">
            <text:p>95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Geertse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55" calcext:value-type="float">
            <text:p>9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les Wood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200000" calcext:value-type="float">
            <text:p>3200000</text:p>
          </table:table-cell>
          <table:table-cell office:value-type="float" office:value="956" calcext:value-type="float">
            <text:p>9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mi Eli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llon Heatheringto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58" calcext:value-type="float">
            <text:p>95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ustin Bailey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dison Bowey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0" calcext:value-type="float">
            <text:p>96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rederik Gauthier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kota Mermis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2" calcext:value-type="float">
            <text:p>96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Baddock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3" calcext:value-type="float">
            <text:p>96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Dal Col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yan MacInni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se De Leo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66" calcext:value-type="float">
            <text:p>96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ustin Poganski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7" calcext:value-type="float">
            <text:p>96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J Suess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968" calcext:value-type="float">
            <text:p>96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Angello</text:p>
          </table:table-cell>
          <table:table-cell table:style-name="ce1" office:value-type="string" calcext:value-type="string">
            <text:p>ST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69" calcext:value-type="float">
            <text:p>96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rren Raddysh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70" calcext:value-type="float">
            <text:p>97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ndan Guhl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lenn Gawdin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72" calcext:value-type="float">
            <text:p>97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uillaume Brisebois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73" calcext:value-type="float">
            <text:p>97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lake Speer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 Senyshyn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se Pearson</text:p>
          </table:table-cell>
          <table:table-cell table:style-name="ce1"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17831" calcext:value-type="float">
            <text:p>917831</text:p>
          </table:table-cell>
          <table:table-cell office:value-type="float" office:value="976" calcext:value-type="float">
            <text:p>97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evin Stenlund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77" calcext:value-type="float">
            <text:p>97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ristian Jaro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ett Seney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79" calcext:value-type="float">
            <text:p>9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ole Sherwood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n Renouf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y Anderson</text:p>
          </table:table-cell>
          <table:table-cell table:style-name="ce1" office:value-type="string" calcext:value-type="string">
            <text:p>T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2" calcext:value-type="float">
            <text:p>98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ime Lajoie</text:p>
          </table:table-cell>
          <table:table-cell table:style-name="ce1"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3" calcext:value-type="float">
            <text:p>98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ade Allison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5000" calcext:value-type="float">
            <text:p>785000</text:p>
          </table:table-cell>
          <table:table-cell office:value-type="float" office:value="984" calcext:value-type="float">
            <text:p>98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lli Juolevi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FLA,DET</text:p>
          </table:table-cell>
          <table:table-cell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5" calcext:value-type="float">
            <text:p>98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im Gettinger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6" calcext:value-type="float">
            <text:p>9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illiam Lockwood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7" calcext:value-type="float">
            <text:p>98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x Jones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95000" calcext:value-type="float">
            <text:p>1295000</text:p>
          </table:table-cell>
          <table:table-cell office:value-type="float" office:value="988" calcext:value-type="float">
            <text:p>98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nor Bunnaman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89" calcext:value-type="float">
            <text:p>98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ean Day</text:p>
          </table:table-cell>
          <table:table-cell table:style-name="ce1" office:value-type="string" calcext:value-type="string">
            <text:p>TB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0" calcext:value-type="float">
            <text:p>9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MacDonald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91" calcext:value-type="float">
            <text:p>99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hony Greco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anner Laczynski</text:p>
          </table:table-cell>
          <table:table-cell table:style-name="ce1" office:value-type="string" calcext:value-type="string">
            <text:p>PHI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993" calcext:value-type="float">
            <text:p>99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hail Maltsev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94" calcext:value-type="float">
            <text:p>99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hett Gardner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5" calcext:value-type="float">
            <text:p>99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chael Eyssimont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6" calcext:value-type="float">
            <text:p>99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hase Priskie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00000" calcext:value-type="float">
            <text:p>800000</text:p>
          </table:table-cell>
          <table:table-cell office:value-type="float" office:value="997" calcext:value-type="float">
            <text:p>99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ristians Rubins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8" calcext:value-type="float">
            <text:p>99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son Shaw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999" calcext:value-type="float">
            <text:p>99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nor Timmins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le Fleury</text:p>
          </table:table-cell>
          <table:table-cell table:style-name="ce1" office:value-type="string" calcext:value-type="string">
            <text:p>SE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01" calcext:value-type="float">
            <text:p>10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ret Anderson Dolan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02" calcext:value-type="float">
            <text:p>10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mitri Samorukov</text:p>
          </table:table-cell>
          <table:table-cell table:style-name="ce1" office:value-type="string" calcext:value-type="string">
            <text:p>ED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1003" calcext:value-type="float">
            <text:p>100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k Rathbone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0000" calcext:value-type="float">
            <text:p>850000</text:p>
          </table:table-cell>
          <table:table-cell office:value-type="float" office:value="1004" calcext:value-type="float">
            <text:p>100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re Olivier Joseph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25000" calcext:value-type="float">
            <text:p>825000</text:p>
          </table:table-cell>
          <table:table-cell office:value-type="float" office:value="1005" calcext:value-type="float">
            <text:p>100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J Smith</text:p>
          </table:table-cell>
          <table:table-cell table:style-name="ce1" office:value-type="string" calcext:value-type="string">
            <text:p>NY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06" calcext:value-type="float">
            <text:p>100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ke Vecchio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hnathan Kovacevic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6667" calcext:value-type="float">
            <text:p>766667</text:p>
          </table:table-cell>
          <table:table-cell office:value-type="float" office:value="1008" calcext:value-type="float">
            <text:p>100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kub Galva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7500" calcext:value-type="float">
            <text:p>867500</text:p>
          </table:table-cell>
          <table:table-cell office:value-type="float" office:value="1009" calcext:value-type="float">
            <text:p>100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Jon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Wyatt Kalynuk</text:p>
          </table:table-cell>
          <table:table-cell table:style-name="ce1" office:value-type="string" calcext:value-type="string">
            <text:p>V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11" calcext:value-type="float">
            <text:p>101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Tru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ey Kean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heldon Rempa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14" calcext:value-type="float">
            <text:p>101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icolas Beaudin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15" calcext:value-type="float">
            <text:p>101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tin Kaut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16" calcext:value-type="float">
            <text:p>101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ander Alexeyev</text:p>
          </table:table-cell>
          <table:table-cell table:style-name="ce1" office:value-type="string" calcext:value-type="string">
            <text:p>WAS</text:p>
          </table:table-cell>
          <table:table-cell office:value-type="string" calcext:value-type="string">
            <text:p>WSH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17" calcext:value-type="float">
            <text:p>101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Filip Hallander</text:p>
          </table:table-cell>
          <table:table-cell table:style-name="ce1" office:value-type="string" calcext:value-type="string">
            <text:p>P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4167" calcext:value-type="float">
            <text:p>764167</text:p>
          </table:table-cell>
          <table:table-cell office:value-type="float" office:value="1018" calcext:value-type="float">
            <text:p>101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Grigori Denisenko</text:p>
          </table:table-cell>
          <table:table-cell table:style-name="ce1" office:value-type="string" calcext:value-type="string">
            <text:p>F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19" calcext:value-type="float">
            <text:p>101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po Ranta</text:p>
          </table:table-cell>
          <table:table-cell table:style-name="ce1" office:value-type="string" calcext:value-type="string">
            <text:p>CO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20" calcext:value-type="float">
            <text:p>102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 Dellandrea</text:p>
          </table:table-cell>
          <table:table-cell table:style-name="ce1" office:value-type="string" calcext:value-type="string">
            <text:p>DA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21" calcext:value-type="float">
            <text:p>102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Liam Foudy</text:p>
          </table:table-cell>
          <table:table-cell table:style-name="ce1" office:value-type="string" calcext:value-type="string">
            <text:p>CLB</text:p>
          </table:table-cell>
          <table:table-cell office:value-type="string" calcext:value-type="string">
            <text:p>CBJ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22" calcext:value-type="float">
            <text:p>102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meron Hillis</text:p>
          </table:table-cell>
          <table:table-cell table:style-name="ce1" office:value-type="string" calcext:value-type="string">
            <text:p>MT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38333" calcext:value-type="float">
            <text:p>838333</text:p>
          </table:table-cell>
          <table:table-cell office:value-type="float" office:value="1023" calcext:value-type="float">
            <text:p>102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rdan Gross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24" calcext:value-type="float">
            <text:p>102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eclan Chisholm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5000" calcext:value-type="float">
            <text:p>815000</text:p>
          </table:table-cell>
          <table:table-cell office:value-type="float" office:value="1025" calcext:value-type="float">
            <text:p>102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unter Drew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93333" calcext:value-type="float">
            <text:p>793333</text:p>
          </table:table-cell>
          <table:table-cell office:value-type="float" office:value="1026" calcext:value-type="float">
            <text:p>102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vid Gustafsson</text:p>
          </table:table-cell>
          <table:table-cell table:style-name="ce1" office:value-type="string" calcext:value-type="string">
            <text:p>WP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75000" calcext:value-type="float">
            <text:p>775000</text:p>
          </table:table-cell>
          <table:table-cell office:value-type="float" office:value="1027" calcext:value-type="float">
            <text:p>102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or Sokolov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8333" calcext:value-type="float">
            <text:p>818333</text:p>
          </table:table-cell>
          <table:table-cell office:value-type="float" office:value="1028" calcext:value-type="float">
            <text:p>102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Reinhardt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3333" calcext:value-type="float">
            <text:p>813333</text:p>
          </table:table-cell>
          <table:table-cell office:value-type="float" office:value="1029" calcext:value-type="float">
            <text:p>102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Pachal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30" calcext:value-type="float">
            <text:p>103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Egor Zamul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amuel Fagemo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95000" calcext:value-type="float">
            <text:p>795000</text:p>
          </table:table-cell>
          <table:table-cell office:value-type="float" office:value="1032" calcext:value-type="float">
            <text:p>103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on Lizotte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Kaedan Korczak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1034" calcext:value-type="float">
            <text:p>103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yden Tracey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35" calcext:value-type="float">
            <text:p>103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ex Turcotte</text:p>
          </table:table-cell>
          <table:table-cell table:style-name="ce1" office:value-type="string" calcext:value-type="string">
            <text:p>L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94167" calcext:value-type="float">
            <text:p>894167</text:p>
          </table:table-cell>
          <table:table-cell office:value-type="float" office:value="1036" calcext:value-type="float">
            <text:p>103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rtemi Kniazev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89167" calcext:value-type="float">
            <text:p>789167</text:p>
          </table:table-cell>
          <table:table-cell office:value-type="float" office:value="1037" calcext:value-type="float">
            <text:p>103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ctor Soderstrom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38" calcext:value-type="float">
            <text:p>103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vel Dorofeyev</text:p>
          </table:table-cell>
          <table:table-cell table:style-name="ce1" office:value-type="string" calcext:value-type="string">
            <text:p>VG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39" calcext:value-type="float">
            <text:p>103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Schwindt</text:p>
          </table:table-cell>
          <table:table-cell table:style-name="ce1" office:value-type="string" calcext:value-type="string">
            <text:p>CG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5833" calcext:value-type="float">
            <text:p>855833</text:p>
          </table:table-cell>
          <table:table-cell office:value-type="float" office:value="1040" calcext:value-type="float">
            <text:p>104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Viktor Lodin</text:p>
          </table:table-cell>
          <table:table-cell table:style-name="ce1" office:value-type="string" calcext:value-type="string">
            <text:p>OT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30000" calcext:value-type="float">
            <text:p>830000</text:p>
          </table:table-cell>
          <table:table-cell office:value-type="float" office:value="1041" calcext:value-type="float">
            <text:p>104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yce Thompson</text:p>
          </table:table-cell>
          <table:table-cell table:style-name="ce1" office:value-type="string" calcext:value-type="string">
            <text:p>NJ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42" calcext:value-type="float">
            <text:p>104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yce Kindopp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25000" calcext:value-type="float">
            <text:p>925000</text:p>
          </table:table-cell>
          <table:table-cell office:value-type="float" office:value="1043" calcext:value-type="float">
            <text:p>1043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en McCartney</text:p>
          </table:table-cell>
          <table:table-cell table:style-name="ce1" office:value-type="string" calcext:value-type="string">
            <text:p>ARI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13333" calcext:value-type="float">
            <text:p>813333</text:p>
          </table:table-cell>
          <table:table-cell office:value-type="float" office:value="1044" calcext:value-type="float">
            <text:p>1044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Zachary Hayes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Brandon Biro</text:p>
          </table:table-cell>
          <table:table-cell table:style-name="ce1" office:value-type="string" calcext:value-type="string">
            <text:p>BUF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62500" calcext:value-type="float">
            <text:p>762500</text:p>
          </table:table-cell>
          <table:table-cell office:value-type="float" office:value="1046" calcext:value-type="float">
            <text:p>104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ole Smith</text:p>
          </table:table-cell>
          <table:table-cell table:style-name="ce1" office:value-type="string" calcext:value-type="string">
            <text:p>NAS</text:p>
          </table:table-cell>
          <table:table-cell office:value-type="string" calcext:value-type="string">
            <text:p>NSH</text:p>
          </table:table-cell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47" calcext:value-type="float">
            <text:p>104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tchell Chaffee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50000" calcext:value-type="float">
            <text:p>750000</text:p>
          </table:table-cell>
          <table:table-cell office:value-type="float" office:value="1048" calcext:value-type="float">
            <text:p>1048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arco Rossi</text:p>
          </table:table-cell>
          <table:table-cell table:style-name="ce1"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49" calcext:value-type="float">
            <text:p>104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acob Perreault</text:p>
          </table:table-cell>
          <table:table-cell table:style-name="ce1" office:value-type="string" calcext:value-type="string">
            <text:p>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63333" calcext:value-type="float">
            <text:p>863333</text:p>
          </table:table-cell>
          <table:table-cell office:value-type="float" office:value="1050" calcext:value-type="float">
            <text:p>105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JJ Peterka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Isaak Phillips</text:p>
          </table:table-cell>
          <table:table-cell table:style-name="ce1" office:value-type="string" calcext:value-type="string">
            <text:p>CH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59167" calcext:value-type="float">
            <text:p>859167</text:p>
          </table:table-cell>
          <table:table-cell office:value-type="float" office:value="1052" calcext:value-type="float">
            <text:p>105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dam Raska</text:p>
          </table:table-cell>
          <table:table-cell table:style-name="ce1" office:value-type="string" calcext:value-type="string">
            <text:p>SJ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48333" calcext:value-type="float">
            <text:p>848333</text:p>
          </table:table-cell>
          <table:table-cell office:value-type="float" office:value="1053" calcext:value-type="float">
            <text:p>1053</text:p>
          </table:table-cell>
          <table:table-cell table:number-columns-repeated="1008"/>
        </table:table-row>
        <table:table-row table:style-name="ro1" table:number-rows-repeated="104752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keeper.A1:keeper.K1055" table:display-filter-buttons="true">
          <table:filter>
            <table:filter-and>
              <table:filter-condition table:value="" table:operator="=" table:field-number="0"/>
            </table:filter-and>
          </table:filter>
        </table:database-range>
        <table:database-range table:name="__Anonymous_Sheet_DB__1" table:target-range-address="redraft.A1:redraft.K10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time-style style:name="N138">
      <number:minutes number:style="long"/>
      <number:text>:</number:text>
      <number:seconds number:style="long" number:decimal-places="1"/>
    </number:time-style>
    <number:number-style style:name="N137P0" style:volatile="true">
      <number:number number:decimal-places="0" number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24">
      <number:day number:style="long"/>
      <number:text>-</number:text>
      <number:month number:style="long"/>
      <number:text>-</number:text>
      <number:year number:style="long"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8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4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currency-style style:name="N11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2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2P2" style:volatile="true">
      <number:currency-symbol/>
      <number:fill-character> </number:fill-character>
      <number:text>-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3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3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35" number:language="en" number:country="CA">
      <number:day number:style="long"/>
      <number:text>-</number:text>
      <number:month number:textual="true"/>
    </number:date-style>
    <number:date-style style:name="N10134" number:language="en" number:country="CA">
      <number:month number:textual="true"/>
      <number:text>-</number:text>
      <number:year/>
    </number:date-style>
    <number:time-style style:name="N10133" number:language="en" number:country="CA">
      <number:hours/>
      <number:text>:</number:text>
      <number:minutes number:style="long"/>
      <number:text> </number:text>
      <number:am-pm/>
    </number:time-style>
    <number:time-style style:name="N1013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CA">
      <number:hours/>
      <number:text>:</number:text>
      <number:minutes number:style="long"/>
    </number:time-style>
    <number:time-style style:name="N10130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CA">
      <number:number number:decimal-places="0" number:min-decimal-places="0" number:min-integer-digits="1" number:grouping="true"/>
    </number:number-style>
    <number:number-style style:name="N10128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6P0" style:volatile="true" number:language="en" number:country="CA">
      <number:number number:decimal-places="2" number:min-decimal-places="2" number:min-integer-digits="1" number:grouping="true"/>
    </number:number-style>
    <number:number-style style:name="N10126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5P0" style:volatile="true" number:language="en" number:country="CA">
      <number:number number:decimal-places="2" number:min-decimal-places="2" number:min-integer-digits="1" number:grouping="true"/>
    </number:number-style>
    <number:number-style style:name="N10125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number-style style:name="N10124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2" style:volatile="true" number:language="en" number:country="CA">
      <number:text> </number:text>
      <number:fill-character> </number:fill-character>
      <number:text>-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0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0P2" style:volatile="true" number:language="en" number:country="CA">
      <number:currency-symbol/>
      <number:fill-character> </number:fill-character>
      <number:text>- </number:text>
    </number:currency-style>
    <number:text-style style:name="N10120" number:language="en" number:country="CA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16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6" number:language="en" number:country="CA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2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12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12" number:language="en" number:country="CA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4T19:37:52.224930384</dc:date>
    <meta:editing-duration>PT1H15M2S</meta:editing-duration>
    <meta:editing-cycles>24</meta:editing-cycles>
    <meta:document-statistic meta:table-count="2" meta:cell-count="21135" meta:object-count="0"/>
  </office:meta>
</office:document-meta>
</file>